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.358cm" svg:y="0.1cm">
            <draw:object draw:notify-on-update-of-ranges="Sheet1.A1:Sheet1.A8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746066" calcext:value-type="float">
            <text:p>746066</text:p>
          </table:table-cell>
        </table:table-row>
        <table:table-row table:style-name="ro1">
          <table:table-cell office:value-type="float" office:value="745663" calcext:value-type="float">
            <text:p>745663</text:p>
          </table:table-cell>
        </table:table-row>
        <table:table-row table:style-name="ro1">
          <table:table-cell office:value-type="float" office:value="754606" calcext:value-type="float">
            <text:p>754606</text:p>
          </table:table-cell>
        </table:table-row>
        <table:table-row table:style-name="ro1">
          <table:table-cell office:value-type="float" office:value="753011" calcext:value-type="float">
            <text:p>753011</text:p>
          </table:table-cell>
        </table:table-row>
        <table:table-row table:style-name="ro1">
          <table:table-cell office:value-type="float" office:value="756107" calcext:value-type="float">
            <text:p>756107</text:p>
          </table:table-cell>
        </table:table-row>
        <table:table-row table:style-name="ro1">
          <table:table-cell office:value-type="float" office:value="761854" calcext:value-type="float">
            <text:p>761854</text:p>
          </table:table-cell>
        </table:table-row>
        <table:table-row table:style-name="ro1">
          <table:table-cell office:value-type="float" office:value="752112" calcext:value-type="float">
            <text:p>752112</text:p>
          </table:table-cell>
        </table:table-row>
        <table:table-row table:style-name="ro1">
          <table:table-cell office:value-type="float" office:value="749978" calcext:value-type="float">
            <text:p>749978</text:p>
          </table:table-cell>
        </table:table-row>
        <table:table-row table:style-name="ro1">
          <table:table-cell office:value-type="float" office:value="759111" calcext:value-type="float">
            <text:p>759111</text:p>
          </table:table-cell>
        </table:table-row>
        <table:table-row table:style-name="ro1">
          <table:table-cell office:value-type="float" office:value="748901" calcext:value-type="float">
            <text:p>748901</text:p>
          </table:table-cell>
        </table:table-row>
        <table:table-row table:style-name="ro1">
          <table:table-cell office:value-type="float" office:value="758650" calcext:value-type="float">
            <text:p>758650</text:p>
          </table:table-cell>
        </table:table-row>
        <table:table-row table:style-name="ro1">
          <table:table-cell office:value-type="float" office:value="750721" calcext:value-type="float">
            <text:p>750721</text:p>
          </table:table-cell>
        </table:table-row>
        <table:table-row table:style-name="ro1">
          <table:table-cell office:value-type="float" office:value="757777" calcext:value-type="float">
            <text:p>757777</text:p>
          </table:table-cell>
        </table:table-row>
        <table:table-row table:style-name="ro1">
          <table:table-cell office:value-type="float" office:value="754194" calcext:value-type="float">
            <text:p>754194</text:p>
          </table:table-cell>
        </table:table-row>
        <table:table-row table:style-name="ro1">
          <table:table-cell office:value-type="float" office:value="753318" calcext:value-type="float">
            <text:p>753318</text:p>
          </table:table-cell>
        </table:table-row>
        <table:table-row table:style-name="ro1">
          <table:table-cell office:value-type="float" office:value="754115" calcext:value-type="float">
            <text:p>754115</text:p>
          </table:table-cell>
        </table:table-row>
        <table:table-row table:style-name="ro1">
          <table:table-cell office:value-type="float" office:value="757796" calcext:value-type="float">
            <text:p>757796</text:p>
          </table:table-cell>
        </table:table-row>
        <table:table-row table:style-name="ro1">
          <table:table-cell office:value-type="float" office:value="752230" calcext:value-type="float">
            <text:p>752230</text:p>
          </table:table-cell>
        </table:table-row>
        <table:table-row table:style-name="ro1">
          <table:table-cell office:value-type="float" office:value="757119" calcext:value-type="float">
            <text:p>757119</text:p>
          </table:table-cell>
        </table:table-row>
        <table:table-row table:style-name="ro1">
          <table:table-cell office:value-type="float" office:value="755260" calcext:value-type="float">
            <text:p>755260</text:p>
          </table:table-cell>
        </table:table-row>
        <table:table-row table:style-name="ro1">
          <table:table-cell office:value-type="float" office:value="750918" calcext:value-type="float">
            <text:p>750918</text:p>
          </table:table-cell>
        </table:table-row>
        <table:table-row table:style-name="ro1">
          <table:table-cell office:value-type="float" office:value="752878" calcext:value-type="float">
            <text:p>752878</text:p>
          </table:table-cell>
        </table:table-row>
        <table:table-row table:style-name="ro1">
          <table:table-cell office:value-type="float" office:value="756780" calcext:value-type="float">
            <text:p>756780</text:p>
          </table:table-cell>
        </table:table-row>
        <table:table-row table:style-name="ro1">
          <table:table-cell office:value-type="float" office:value="753276" calcext:value-type="float">
            <text:p>753276</text:p>
          </table:table-cell>
        </table:table-row>
        <table:table-row table:style-name="ro1">
          <table:table-cell office:value-type="float" office:value="754761" calcext:value-type="float">
            <text:p>754761</text:p>
          </table:table-cell>
        </table:table-row>
        <table:table-row table:style-name="ro1">
          <table:table-cell office:value-type="float" office:value="757329" calcext:value-type="float">
            <text:p>757329</text:p>
          </table:table-cell>
        </table:table-row>
        <table:table-row table:style-name="ro1">
          <table:table-cell office:value-type="float" office:value="751974" calcext:value-type="float">
            <text:p>751974</text:p>
          </table:table-cell>
        </table:table-row>
        <table:table-row table:style-name="ro1">
          <table:table-cell office:value-type="float" office:value="754419" calcext:value-type="float">
            <text:p>754419</text:p>
          </table:table-cell>
        </table:table-row>
        <table:table-row table:style-name="ro1">
          <table:table-cell office:value-type="float" office:value="751110" calcext:value-type="float">
            <text:p>751110</text:p>
          </table:table-cell>
        </table:table-row>
        <table:table-row table:style-name="ro1">
          <table:table-cell office:value-type="float" office:value="752171" calcext:value-type="float">
            <text:p>752171</text:p>
          </table:table-cell>
        </table:table-row>
        <table:table-row table:style-name="ro1">
          <table:table-cell office:value-type="float" office:value="759825" calcext:value-type="float">
            <text:p>759825</text:p>
          </table:table-cell>
        </table:table-row>
        <table:table-row table:style-name="ro1">
          <table:table-cell office:value-type="float" office:value="756982" calcext:value-type="float">
            <text:p>756982</text:p>
          </table:table-cell>
        </table:table-row>
        <table:table-row table:style-name="ro1">
          <table:table-cell office:value-type="float" office:value="754186" calcext:value-type="float">
            <text:p>754186</text:p>
          </table:table-cell>
        </table:table-row>
        <table:table-row table:style-name="ro1">
          <table:table-cell office:value-type="float" office:value="753544" calcext:value-type="float">
            <text:p>753544</text:p>
          </table:table-cell>
        </table:table-row>
        <table:table-row table:style-name="ro1">
          <table:table-cell office:value-type="float" office:value="750398" calcext:value-type="float">
            <text:p>750398</text:p>
          </table:table-cell>
        </table:table-row>
        <table:table-row table:style-name="ro1">
          <table:table-cell office:value-type="float" office:value="753274" calcext:value-type="float">
            <text:p>753274</text:p>
          </table:table-cell>
        </table:table-row>
        <table:table-row table:style-name="ro1">
          <table:table-cell office:value-type="float" office:value="757982" calcext:value-type="float">
            <text:p>757982</text:p>
          </table:table-cell>
        </table:table-row>
        <table:table-row table:style-name="ro1">
          <table:table-cell office:value-type="float" office:value="750432" calcext:value-type="float">
            <text:p>750432</text:p>
          </table:table-cell>
        </table:table-row>
        <table:table-row table:style-name="ro1">
          <table:table-cell office:value-type="float" office:value="756727" calcext:value-type="float">
            <text:p>756727</text:p>
          </table:table-cell>
        </table:table-row>
        <table:table-row table:style-name="ro1">
          <table:table-cell office:value-type="float" office:value="749812" calcext:value-type="float">
            <text:p>749812</text:p>
          </table:table-cell>
        </table:table-row>
        <table:table-row table:style-name="ro1">
          <table:table-cell office:value-type="float" office:value="748032" calcext:value-type="float">
            <text:p>748032</text:p>
          </table:table-cell>
        </table:table-row>
        <table:table-row table:style-name="ro1">
          <table:table-cell office:value-type="float" office:value="751528" calcext:value-type="float">
            <text:p>751528</text:p>
          </table:table-cell>
        </table:table-row>
        <table:table-row table:style-name="ro1">
          <table:table-cell office:value-type="float" office:value="750679" calcext:value-type="float">
            <text:p>750679</text:p>
          </table:table-cell>
        </table:table-row>
        <table:table-row table:style-name="ro1">
          <table:table-cell office:value-type="float" office:value="755656" calcext:value-type="float">
            <text:p>755656</text:p>
          </table:table-cell>
        </table:table-row>
        <table:table-row table:style-name="ro1">
          <table:table-cell office:value-type="float" office:value="760167" calcext:value-type="float">
            <text:p>760167</text:p>
          </table:table-cell>
        </table:table-row>
        <table:table-row table:style-name="ro1">
          <table:table-cell office:value-type="float" office:value="752606" calcext:value-type="float">
            <text:p>752606</text:p>
          </table:table-cell>
        </table:table-row>
        <table:table-row table:style-name="ro1">
          <table:table-cell office:value-type="float" office:value="751482" calcext:value-type="float">
            <text:p>751482</text:p>
          </table:table-cell>
        </table:table-row>
        <table:table-row table:style-name="ro1">
          <table:table-cell office:value-type="float" office:value="756935" calcext:value-type="float">
            <text:p>756935</text:p>
          </table:table-cell>
        </table:table-row>
        <table:table-row table:style-name="ro1">
          <table:table-cell office:value-type="float" office:value="754005" calcext:value-type="float">
            <text:p>754005</text:p>
          </table:table-cell>
        </table:table-row>
        <table:table-row table:style-name="ro1">
          <table:table-cell office:value-type="float" office:value="756950" calcext:value-type="float">
            <text:p>756950</text:p>
          </table:table-cell>
        </table:table-row>
        <table:table-row table:style-name="ro1">
          <table:table-cell office:value-type="float" office:value="755609" calcext:value-type="float">
            <text:p>755609</text:p>
          </table:table-cell>
        </table:table-row>
        <table:table-row table:style-name="ro1">
          <table:table-cell office:value-type="float" office:value="758796" calcext:value-type="float">
            <text:p>758796</text:p>
          </table:table-cell>
        </table:table-row>
        <table:table-row table:style-name="ro1">
          <table:table-cell office:value-type="float" office:value="751603" calcext:value-type="float">
            <text:p>751603</text:p>
          </table:table-cell>
        </table:table-row>
        <table:table-row table:style-name="ro1">
          <table:table-cell office:value-type="float" office:value="754530" calcext:value-type="float">
            <text:p>754530</text:p>
          </table:table-cell>
        </table:table-row>
        <table:table-row table:style-name="ro1">
          <table:table-cell office:value-type="float" office:value="750831" calcext:value-type="float">
            <text:p>750831</text:p>
          </table:table-cell>
        </table:table-row>
        <table:table-row table:style-name="ro1">
          <table:table-cell office:value-type="float" office:value="757643" calcext:value-type="float">
            <text:p>757643</text:p>
          </table:table-cell>
        </table:table-row>
        <table:table-row table:style-name="ro1">
          <table:table-cell office:value-type="float" office:value="755917" calcext:value-type="float">
            <text:p>755917</text:p>
          </table:table-cell>
        </table:table-row>
        <table:table-row table:style-name="ro1">
          <table:table-cell office:value-type="float" office:value="753120" calcext:value-type="float">
            <text:p>753120</text:p>
          </table:table-cell>
        </table:table-row>
        <table:table-row table:style-name="ro1">
          <table:table-cell office:value-type="float" office:value="752020" calcext:value-type="float">
            <text:p>752020</text:p>
          </table:table-cell>
        </table:table-row>
        <table:table-row table:style-name="ro1">
          <table:table-cell office:value-type="float" office:value="749837" calcext:value-type="float">
            <text:p>749837</text:p>
          </table:table-cell>
        </table:table-row>
        <table:table-row table:style-name="ro1">
          <table:table-cell office:value-type="float" office:value="751866" calcext:value-type="float">
            <text:p>751866</text:p>
          </table:table-cell>
        </table:table-row>
        <table:table-row table:style-name="ro1">
          <table:table-cell office:value-type="float" office:value="751806" calcext:value-type="float">
            <text:p>751806</text:p>
          </table:table-cell>
        </table:table-row>
        <table:table-row table:style-name="ro1">
          <table:table-cell office:value-type="float" office:value="750237" calcext:value-type="float">
            <text:p>750237</text:p>
          </table:table-cell>
        </table:table-row>
        <table:table-row table:style-name="ro1">
          <table:table-cell office:value-type="float" office:value="758733" calcext:value-type="float">
            <text:p>758733</text:p>
          </table:table-cell>
        </table:table-row>
        <table:table-row table:style-name="ro1">
          <table:table-cell office:value-type="float" office:value="754328" calcext:value-type="float">
            <text:p>754328</text:p>
          </table:table-cell>
        </table:table-row>
        <table:table-row table:style-name="ro1">
          <table:table-cell office:value-type="float" office:value="749124" calcext:value-type="float">
            <text:p>749124</text:p>
          </table:table-cell>
        </table:table-row>
        <table:table-row table:style-name="ro1">
          <table:table-cell office:value-type="float" office:value="748490" calcext:value-type="float">
            <text:p>748490</text:p>
          </table:table-cell>
        </table:table-row>
        <table:table-row table:style-name="ro1">
          <table:table-cell office:value-type="float" office:value="752569" calcext:value-type="float">
            <text:p>752569</text:p>
          </table:table-cell>
        </table:table-row>
        <table:table-row table:style-name="ro1">
          <table:table-cell office:value-type="float" office:value="751093" calcext:value-type="float">
            <text:p>751093</text:p>
          </table:table-cell>
        </table:table-row>
        <table:table-row table:style-name="ro1">
          <table:table-cell office:value-type="float" office:value="749696" calcext:value-type="float">
            <text:p>749696</text:p>
          </table:table-cell>
        </table:table-row>
        <table:table-row table:style-name="ro1">
          <table:table-cell office:value-type="float" office:value="759781" calcext:value-type="float">
            <text:p>759781</text:p>
          </table:table-cell>
        </table:table-row>
        <table:table-row table:style-name="ro1">
          <table:table-cell office:value-type="float" office:value="753737" calcext:value-type="float">
            <text:p>753737</text:p>
          </table:table-cell>
        </table:table-row>
        <table:table-row table:style-name="ro1">
          <table:table-cell office:value-type="float" office:value="749825" calcext:value-type="float">
            <text:p>749825</text:p>
          </table:table-cell>
        </table:table-row>
        <table:table-row table:style-name="ro1">
          <table:table-cell office:value-type="float" office:value="757396" calcext:value-type="float">
            <text:p>757396</text:p>
          </table:table-cell>
        </table:table-row>
        <table:table-row table:style-name="ro1">
          <table:table-cell office:value-type="float" office:value="750450" calcext:value-type="float">
            <text:p>750450</text:p>
          </table:table-cell>
        </table:table-row>
        <table:table-row table:style-name="ro1">
          <table:table-cell office:value-type="float" office:value="756245" calcext:value-type="float">
            <text:p>756245</text:p>
          </table:table-cell>
        </table:table-row>
        <table:table-row table:style-name="ro1">
          <table:table-cell office:value-type="float" office:value="747205" calcext:value-type="float">
            <text:p>747205</text:p>
          </table:table-cell>
        </table:table-row>
        <table:table-row table:style-name="ro1">
          <table:table-cell office:value-type="float" office:value="756021" calcext:value-type="float">
            <text:p>756021</text:p>
          </table:table-cell>
        </table:table-row>
        <table:table-row table:style-name="ro1">
          <table:table-cell office:value-type="float" office:value="749669" calcext:value-type="float">
            <text:p>749669</text:p>
          </table:table-cell>
        </table:table-row>
        <table:table-row table:style-name="ro1">
          <table:table-cell office:value-type="float" office:value="754779" calcext:value-type="float">
            <text:p>754779</text:p>
          </table:table-cell>
        </table:table-row>
        <table:table-row table:style-name="ro1">
          <table:table-cell office:value-type="float" office:value="749090" calcext:value-type="float">
            <text:p>749090</text:p>
          </table:table-cell>
        </table:table-row>
        <table:table-row table:style-name="ro1">
          <table:table-cell office:value-type="float" office:value="757114" calcext:value-type="float">
            <text:p>757114</text:p>
          </table:table-cell>
        </table:table-row>
        <table:table-row table:style-name="ro1">
          <table:table-cell office:value-type="float" office:value="753242" calcext:value-type="float">
            <text:p>753242</text:p>
          </table:table-cell>
        </table:table-row>
        <table:table-row table:style-name="ro1">
          <table:table-cell office:value-type="float" office:value="756724" calcext:value-type="float">
            <text:p>756724</text:p>
          </table:table-cell>
        </table:table-row>
        <table:table-row table:style-name="ro1">
          <table:table-cell office:value-type="float" office:value="755457" calcext:value-type="float">
            <text:p>755457</text:p>
          </table:table-cell>
        </table:table-row>
        <table:table-row table:style-name="ro1">
          <table:table-cell office:value-type="float" office:value="749683" calcext:value-type="float">
            <text:p>749683</text:p>
          </table:table-cell>
        </table:table-row>
        <table:table-row table:style-name="ro1">
          <table:table-cell office:value-type="float" office:value="752610" calcext:value-type="float">
            <text:p>752610</text:p>
          </table:table-cell>
        </table:table-row>
        <table:table-row table:style-name="ro1">
          <table:table-cell office:value-type="float" office:value="752816" calcext:value-type="float">
            <text:p>752816</text:p>
          </table:table-cell>
        </table:table-row>
        <table:table-row table:style-name="ro1">
          <table:table-cell office:value-type="float" office:value="747711" calcext:value-type="float">
            <text:p>747711</text:p>
          </table:table-cell>
        </table:table-row>
        <table:table-row table:style-name="ro1">
          <table:table-cell office:value-type="float" office:value="754226" calcext:value-type="float">
            <text:p>754226</text:p>
          </table:table-cell>
        </table:table-row>
        <table:table-row table:style-name="ro1">
          <table:table-cell office:value-type="float" office:value="755831" calcext:value-type="float">
            <text:p>755831</text:p>
          </table:table-cell>
        </table:table-row>
        <table:table-row table:style-name="ro1">
          <table:table-cell office:value-type="float" office:value="748767" calcext:value-type="float">
            <text:p>748767</text:p>
          </table:table-cell>
        </table:table-row>
        <table:table-row table:style-name="ro1">
          <table:table-cell office:value-type="float" office:value="753542" calcext:value-type="float">
            <text:p>753542</text:p>
          </table:table-cell>
        </table:table-row>
        <table:table-row table:style-name="ro1">
          <table:table-cell office:value-type="float" office:value="751092" calcext:value-type="float">
            <text:p>751092</text:p>
          </table:table-cell>
        </table:table-row>
        <table:table-row table:style-name="ro1">
          <table:table-cell office:value-type="float" office:value="754109" calcext:value-type="float">
            <text:p>754109</text:p>
          </table:table-cell>
        </table:table-row>
        <table:table-row table:style-name="ro1">
          <table:table-cell office:value-type="float" office:value="753953" calcext:value-type="float">
            <text:p>753953</text:p>
          </table:table-cell>
        </table:table-row>
        <table:table-row table:style-name="ro1">
          <table:table-cell office:value-type="float" office:value="756695" calcext:value-type="float">
            <text:p>756695</text:p>
          </table:table-cell>
        </table:table-row>
        <table:table-row table:style-name="ro1">
          <table:table-cell office:value-type="float" office:value="751424" calcext:value-type="float">
            <text:p>751424</text:p>
          </table:table-cell>
        </table:table-row>
        <table:table-row table:style-name="ro1">
          <table:table-cell office:value-type="float" office:value="757195" calcext:value-type="float">
            <text:p>757195</text:p>
          </table:table-cell>
        </table:table-row>
        <table:table-row table:style-name="ro1">
          <table:table-cell office:value-type="float" office:value="750321" calcext:value-type="float">
            <text:p>750321</text:p>
          </table:table-cell>
        </table:table-row>
        <table:table-row table:style-name="ro1">
          <table:table-cell office:value-type="float" office:value="756980" calcext:value-type="float">
            <text:p>756980</text:p>
          </table:table-cell>
        </table:table-row>
        <table:table-row table:style-name="ro1">
          <table:table-cell office:value-type="float" office:value="747451" calcext:value-type="float">
            <text:p>747451</text:p>
          </table:table-cell>
        </table:table-row>
        <table:table-row table:style-name="ro1">
          <table:table-cell office:value-type="float" office:value="756969" calcext:value-type="float">
            <text:p>756969</text:p>
          </table:table-cell>
        </table:table-row>
        <table:table-row table:style-name="ro1">
          <table:table-cell office:value-type="float" office:value="751129" calcext:value-type="float">
            <text:p>751129</text:p>
          </table:table-cell>
        </table:table-row>
        <table:table-row table:style-name="ro1">
          <table:table-cell office:value-type="float" office:value="752935" calcext:value-type="float">
            <text:p>752935</text:p>
          </table:table-cell>
        </table:table-row>
        <table:table-row table:style-name="ro1">
          <table:table-cell office:value-type="float" office:value="746952" calcext:value-type="float">
            <text:p>746952</text:p>
          </table:table-cell>
        </table:table-row>
        <table:table-row table:style-name="ro1">
          <table:table-cell office:value-type="float" office:value="756915" calcext:value-type="float">
            <text:p>756915</text:p>
          </table:table-cell>
        </table:table-row>
        <table:table-row table:style-name="ro1">
          <table:table-cell office:value-type="float" office:value="748296" calcext:value-type="float">
            <text:p>748296</text:p>
          </table:table-cell>
        </table:table-row>
        <table:table-row table:style-name="ro1">
          <table:table-cell office:value-type="float" office:value="754167" calcext:value-type="float">
            <text:p>754167</text:p>
          </table:table-cell>
        </table:table-row>
        <table:table-row table:style-name="ro1">
          <table:table-cell office:value-type="float" office:value="755941" calcext:value-type="float">
            <text:p>755941</text:p>
          </table:table-cell>
        </table:table-row>
        <table:table-row table:style-name="ro1">
          <table:table-cell office:value-type="float" office:value="756842" calcext:value-type="float">
            <text:p>756842</text:p>
          </table:table-cell>
        </table:table-row>
        <table:table-row table:style-name="ro1">
          <table:table-cell office:value-type="float" office:value="745684" calcext:value-type="float">
            <text:p>745684</text:p>
          </table:table-cell>
        </table:table-row>
        <table:table-row table:style-name="ro1">
          <table:table-cell office:value-type="float" office:value="753148" calcext:value-type="float">
            <text:p>753148</text:p>
          </table:table-cell>
        </table:table-row>
        <table:table-row table:style-name="ro1">
          <table:table-cell office:value-type="float" office:value="745970" calcext:value-type="float">
            <text:p>745970</text:p>
          </table:table-cell>
        </table:table-row>
        <table:table-row table:style-name="ro1">
          <table:table-cell office:value-type="float" office:value="756530" calcext:value-type="float">
            <text:p>756530</text:p>
          </table:table-cell>
        </table:table-row>
        <table:table-row table:style-name="ro1">
          <table:table-cell office:value-type="float" office:value="752336" calcext:value-type="float">
            <text:p>752336</text:p>
          </table:table-cell>
        </table:table-row>
        <table:table-row table:style-name="ro1">
          <table:table-cell office:value-type="float" office:value="757842" calcext:value-type="float">
            <text:p>757842</text:p>
          </table:table-cell>
        </table:table-row>
        <table:table-row table:style-name="ro1">
          <table:table-cell office:value-type="float" office:value="752822" calcext:value-type="float">
            <text:p>752822</text:p>
          </table:table-cell>
        </table:table-row>
        <table:table-row table:style-name="ro1">
          <table:table-cell office:value-type="float" office:value="752986" calcext:value-type="float">
            <text:p>752986</text:p>
          </table:table-cell>
        </table:table-row>
        <table:table-row table:style-name="ro1">
          <table:table-cell office:value-type="float" office:value="750436" calcext:value-type="float">
            <text:p>750436</text:p>
          </table:table-cell>
        </table:table-row>
        <table:table-row table:style-name="ro1">
          <table:table-cell office:value-type="float" office:value="754006" calcext:value-type="float">
            <text:p>754006</text:p>
          </table:table-cell>
        </table:table-row>
        <table:table-row table:style-name="ro1">
          <table:table-cell office:value-type="float" office:value="750234" calcext:value-type="float">
            <text:p>750234</text:p>
          </table:table-cell>
        </table:table-row>
        <table:table-row table:style-name="ro1">
          <table:table-cell office:value-type="float" office:value="751609" calcext:value-type="float">
            <text:p>751609</text:p>
          </table:table-cell>
        </table:table-row>
        <table:table-row table:style-name="ro1">
          <table:table-cell office:value-type="float" office:value="748797" calcext:value-type="float">
            <text:p>748797</text:p>
          </table:table-cell>
        </table:table-row>
        <table:table-row table:style-name="ro1">
          <table:table-cell office:value-type="float" office:value="751361" calcext:value-type="float">
            <text:p>751361</text:p>
          </table:table-cell>
        </table:table-row>
        <table:table-row table:style-name="ro1">
          <table:table-cell office:value-type="float" office:value="749699" calcext:value-type="float">
            <text:p>749699</text:p>
          </table:table-cell>
        </table:table-row>
        <table:table-row table:style-name="ro1">
          <table:table-cell office:value-type="float" office:value="753259" calcext:value-type="float">
            <text:p>753259</text:p>
          </table:table-cell>
        </table:table-row>
        <table:table-row table:style-name="ro1">
          <table:table-cell office:value-type="float" office:value="747619" calcext:value-type="float">
            <text:p>747619</text:p>
          </table:table-cell>
        </table:table-row>
        <table:table-row table:style-name="ro1">
          <table:table-cell office:value-type="float" office:value="750068" calcext:value-type="float">
            <text:p>750068</text:p>
          </table:table-cell>
        </table:table-row>
        <table:table-row table:style-name="ro1">
          <table:table-cell office:value-type="float" office:value="760816" calcext:value-type="float">
            <text:p>760816</text:p>
          </table:table-cell>
        </table:table-row>
        <table:table-row table:style-name="ro1">
          <table:table-cell office:value-type="float" office:value="745641" calcext:value-type="float">
            <text:p>745641</text:p>
          </table:table-cell>
        </table:table-row>
        <table:table-row table:style-name="ro1">
          <table:table-cell office:value-type="float" office:value="747639" calcext:value-type="float">
            <text:p>747639</text:p>
          </table:table-cell>
        </table:table-row>
        <table:table-row table:style-name="ro1">
          <table:table-cell office:value-type="float" office:value="749836" calcext:value-type="float">
            <text:p>749836</text:p>
          </table:table-cell>
        </table:table-row>
        <table:table-row table:style-name="ro1">
          <table:table-cell office:value-type="float" office:value="748843" calcext:value-type="float">
            <text:p>748843</text:p>
          </table:table-cell>
        </table:table-row>
        <table:table-row table:style-name="ro1">
          <table:table-cell office:value-type="float" office:value="756648" calcext:value-type="float">
            <text:p>756648</text:p>
          </table:table-cell>
        </table:table-row>
        <table:table-row table:style-name="ro1">
          <table:table-cell office:value-type="float" office:value="757117" calcext:value-type="float">
            <text:p>757117</text:p>
          </table:table-cell>
        </table:table-row>
        <table:table-row table:style-name="ro1">
          <table:table-cell office:value-type="float" office:value="755794" calcext:value-type="float">
            <text:p>755794</text:p>
          </table:table-cell>
        </table:table-row>
        <table:table-row table:style-name="ro1">
          <table:table-cell office:value-type="float" office:value="753276" calcext:value-type="float">
            <text:p>753276</text:p>
          </table:table-cell>
        </table:table-row>
        <table:table-row table:style-name="ro1">
          <table:table-cell office:value-type="float" office:value="747615" calcext:value-type="float">
            <text:p>747615</text:p>
          </table:table-cell>
        </table:table-row>
        <table:table-row table:style-name="ro1">
          <table:table-cell office:value-type="float" office:value="753794" calcext:value-type="float">
            <text:p>753794</text:p>
          </table:table-cell>
        </table:table-row>
        <table:table-row table:style-name="ro1">
          <table:table-cell office:value-type="float" office:value="753455" calcext:value-type="float">
            <text:p>753455</text:p>
          </table:table-cell>
        </table:table-row>
        <table:table-row table:style-name="ro1">
          <table:table-cell office:value-type="float" office:value="751207" calcext:value-type="float">
            <text:p>751207</text:p>
          </table:table-cell>
        </table:table-row>
        <table:table-row table:style-name="ro1">
          <table:table-cell office:value-type="float" office:value="751823" calcext:value-type="float">
            <text:p>751823</text:p>
          </table:table-cell>
        </table:table-row>
        <table:table-row table:style-name="ro1">
          <table:table-cell office:value-type="float" office:value="753271" calcext:value-type="float">
            <text:p>753271</text:p>
          </table:table-cell>
        </table:table-row>
        <table:table-row table:style-name="ro1">
          <table:table-cell office:value-type="float" office:value="749121" calcext:value-type="float">
            <text:p>749121</text:p>
          </table:table-cell>
        </table:table-row>
        <table:table-row table:style-name="ro1">
          <table:table-cell office:value-type="float" office:value="752106" calcext:value-type="float">
            <text:p>752106</text:p>
          </table:table-cell>
        </table:table-row>
        <table:table-row table:style-name="ro1">
          <table:table-cell office:value-type="float" office:value="751448" calcext:value-type="float">
            <text:p>751448</text:p>
          </table:table-cell>
        </table:table-row>
        <table:table-row table:style-name="ro1">
          <table:table-cell office:value-type="float" office:value="752373" calcext:value-type="float">
            <text:p>752373</text:p>
          </table:table-cell>
        </table:table-row>
        <table:table-row table:style-name="ro1">
          <table:table-cell office:value-type="float" office:value="754532" calcext:value-type="float">
            <text:p>754532</text:p>
          </table:table-cell>
        </table:table-row>
        <table:table-row table:style-name="ro1">
          <table:table-cell office:value-type="float" office:value="749786" calcext:value-type="float">
            <text:p>749786</text:p>
          </table:table-cell>
        </table:table-row>
        <table:table-row table:style-name="ro1">
          <table:table-cell office:value-type="float" office:value="746757" calcext:value-type="float">
            <text:p>746757</text:p>
          </table:table-cell>
        </table:table-row>
        <table:table-row table:style-name="ro1">
          <table:table-cell office:value-type="float" office:value="752800" calcext:value-type="float">
            <text:p>752800</text:p>
          </table:table-cell>
        </table:table-row>
        <table:table-row table:style-name="ro1">
          <table:table-cell office:value-type="float" office:value="747130" calcext:value-type="float">
            <text:p>747130</text:p>
          </table:table-cell>
        </table:table-row>
        <table:table-row table:style-name="ro1">
          <table:table-cell office:value-type="float" office:value="751290" calcext:value-type="float">
            <text:p>751290</text:p>
          </table:table-cell>
        </table:table-row>
        <table:table-row table:style-name="ro1">
          <table:table-cell office:value-type="float" office:value="752992" calcext:value-type="float">
            <text:p>752992</text:p>
          </table:table-cell>
        </table:table-row>
        <table:table-row table:style-name="ro1">
          <table:table-cell office:value-type="float" office:value="755451" calcext:value-type="float">
            <text:p>755451</text:p>
          </table:table-cell>
        </table:table-row>
        <table:table-row table:style-name="ro1">
          <table:table-cell office:value-type="float" office:value="744935" calcext:value-type="float">
            <text:p>744935</text:p>
          </table:table-cell>
        </table:table-row>
        <table:table-row table:style-name="ro1">
          <table:table-cell office:value-type="float" office:value="751095" calcext:value-type="float">
            <text:p>751095</text:p>
          </table:table-cell>
        </table:table-row>
        <table:table-row table:style-name="ro1">
          <table:table-cell office:value-type="float" office:value="750448" calcext:value-type="float">
            <text:p>750448</text:p>
          </table:table-cell>
        </table:table-row>
        <table:table-row table:style-name="ro1">
          <table:table-cell office:value-type="float" office:value="750781" calcext:value-type="float">
            <text:p>750781</text:p>
          </table:table-cell>
        </table:table-row>
        <table:table-row table:style-name="ro1">
          <table:table-cell office:value-type="float" office:value="753260" calcext:value-type="float">
            <text:p>753260</text:p>
          </table:table-cell>
        </table:table-row>
        <table:table-row table:style-name="ro1">
          <table:table-cell office:value-type="float" office:value="749648" calcext:value-type="float">
            <text:p>749648</text:p>
          </table:table-cell>
        </table:table-row>
        <table:table-row table:style-name="ro1">
          <table:table-cell office:value-type="float" office:value="750901" calcext:value-type="float">
            <text:p>750901</text:p>
          </table:table-cell>
        </table:table-row>
        <table:table-row table:style-name="ro1">
          <table:table-cell office:value-type="float" office:value="747102" calcext:value-type="float">
            <text:p>747102</text:p>
          </table:table-cell>
        </table:table-row>
        <table:table-row table:style-name="ro1">
          <table:table-cell office:value-type="float" office:value="751427" calcext:value-type="float">
            <text:p>751427</text:p>
          </table:table-cell>
        </table:table-row>
        <table:table-row table:style-name="ro1">
          <table:table-cell office:value-type="float" office:value="748115" calcext:value-type="float">
            <text:p>748115</text:p>
          </table:table-cell>
        </table:table-row>
        <table:table-row table:style-name="ro1">
          <table:table-cell office:value-type="float" office:value="749564" calcext:value-type="float">
            <text:p>749564</text:p>
          </table:table-cell>
        </table:table-row>
        <table:table-row table:style-name="ro1">
          <table:table-cell office:value-type="float" office:value="749212" calcext:value-type="float">
            <text:p>749212</text:p>
          </table:table-cell>
        </table:table-row>
        <table:table-row table:style-name="ro1">
          <table:table-cell office:value-type="float" office:value="753558" calcext:value-type="float">
            <text:p>753558</text:p>
          </table:table-cell>
        </table:table-row>
        <table:table-row table:style-name="ro1">
          <table:table-cell office:value-type="float" office:value="750517" calcext:value-type="float">
            <text:p>750517</text:p>
          </table:table-cell>
        </table:table-row>
        <table:table-row table:style-name="ro1">
          <table:table-cell office:value-type="float" office:value="747789" calcext:value-type="float">
            <text:p>747789</text:p>
          </table:table-cell>
        </table:table-row>
        <table:table-row table:style-name="ro1">
          <table:table-cell office:value-type="float" office:value="752206" calcext:value-type="float">
            <text:p>752206</text:p>
          </table:table-cell>
        </table:table-row>
        <table:table-row table:style-name="ro1">
          <table:table-cell office:value-type="float" office:value="749999" calcext:value-type="float">
            <text:p>749999</text:p>
          </table:table-cell>
        </table:table-row>
        <table:table-row table:style-name="ro1">
          <table:table-cell office:value-type="float" office:value="750163" calcext:value-type="float">
            <text:p>750163</text:p>
          </table:table-cell>
        </table:table-row>
        <table:table-row table:style-name="ro1">
          <table:table-cell office:value-type="float" office:value="751730" calcext:value-type="float">
            <text:p>751730</text:p>
          </table:table-cell>
        </table:table-row>
        <table:table-row table:style-name="ro1">
          <table:table-cell office:value-type="float" office:value="750542" calcext:value-type="float">
            <text:p>750542</text:p>
          </table:table-cell>
        </table:table-row>
        <table:table-row table:style-name="ro1">
          <table:table-cell office:value-type="float" office:value="748089" calcext:value-type="float">
            <text:p>748089</text:p>
          </table:table-cell>
        </table:table-row>
        <table:table-row table:style-name="ro1">
          <table:table-cell office:value-type="float" office:value="750996" calcext:value-type="float">
            <text:p>750996</text:p>
          </table:table-cell>
        </table:table-row>
        <table:table-row table:style-name="ro1">
          <table:table-cell office:value-type="float" office:value="746677" calcext:value-type="float">
            <text:p>746677</text:p>
          </table:table-cell>
        </table:table-row>
        <table:table-row table:style-name="ro1">
          <table:table-cell office:value-type="float" office:value="749848" calcext:value-type="float">
            <text:p>749848</text:p>
          </table:table-cell>
        </table:table-row>
        <table:table-row table:style-name="ro1">
          <table:table-cell office:value-type="float" office:value="748248" calcext:value-type="float">
            <text:p>748248</text:p>
          </table:table-cell>
        </table:table-row>
        <table:table-row table:style-name="ro1">
          <table:table-cell office:value-type="float" office:value="750817" calcext:value-type="float">
            <text:p>750817</text:p>
          </table:table-cell>
        </table:table-row>
        <table:table-row table:style-name="ro1">
          <table:table-cell office:value-type="float" office:value="747288" calcext:value-type="float">
            <text:p>747288</text:p>
          </table:table-cell>
        </table:table-row>
        <table:table-row table:style-name="ro1">
          <table:table-cell office:value-type="float" office:value="753527" calcext:value-type="float">
            <text:p>753527</text:p>
          </table:table-cell>
        </table:table-row>
        <table:table-row table:style-name="ro1">
          <table:table-cell office:value-type="float" office:value="747092" calcext:value-type="float">
            <text:p>747092</text:p>
          </table:table-cell>
        </table:table-row>
        <table:table-row table:style-name="ro1">
          <table:table-cell office:value-type="float" office:value="748920" calcext:value-type="float">
            <text:p>748920</text:p>
          </table:table-cell>
        </table:table-row>
        <table:table-row table:style-name="ro1">
          <table:table-cell office:value-type="float" office:value="746994" calcext:value-type="float">
            <text:p>746994</text:p>
          </table:table-cell>
        </table:table-row>
        <table:table-row table:style-name="ro1">
          <table:table-cell office:value-type="float" office:value="752329" calcext:value-type="float">
            <text:p>752329</text:p>
          </table:table-cell>
        </table:table-row>
        <table:table-row table:style-name="ro1">
          <table:table-cell office:value-type="float" office:value="748219" calcext:value-type="float">
            <text:p>748219</text:p>
          </table:table-cell>
        </table:table-row>
        <table:table-row table:style-name="ro1">
          <table:table-cell office:value-type="float" office:value="742136" calcext:value-type="float">
            <text:p>742136</text:p>
          </table:table-cell>
        </table:table-row>
        <table:table-row table:style-name="ro1">
          <table:table-cell office:value-type="float" office:value="748520" calcext:value-type="float">
            <text:p>748520</text:p>
          </table:table-cell>
        </table:table-row>
        <table:table-row table:style-name="ro1">
          <table:table-cell office:value-type="float" office:value="747159" calcext:value-type="float">
            <text:p>747159</text:p>
          </table:table-cell>
        </table:table-row>
        <table:table-row table:style-name="ro1">
          <table:table-cell office:value-type="float" office:value="746449" calcext:value-type="float">
            <text:p>746449</text:p>
          </table:table-cell>
        </table:table-row>
        <table:table-row table:style-name="ro1">
          <table:table-cell office:value-type="float" office:value="751707" calcext:value-type="float">
            <text:p>751707</text:p>
          </table:table-cell>
        </table:table-row>
        <table:table-row table:style-name="ro1">
          <table:table-cell office:value-type="float" office:value="752951" calcext:value-type="float">
            <text:p>752951</text:p>
          </table:table-cell>
        </table:table-row>
        <table:table-row table:style-name="ro1">
          <table:table-cell office:value-type="float" office:value="744150" calcext:value-type="float">
            <text:p>744150</text:p>
          </table:table-cell>
        </table:table-row>
        <table:table-row table:style-name="ro1">
          <table:table-cell office:value-type="float" office:value="747251" calcext:value-type="float">
            <text:p>747251</text:p>
          </table:table-cell>
        </table:table-row>
        <table:table-row table:style-name="ro1">
          <table:table-cell office:value-type="float" office:value="750944" calcext:value-type="float">
            <text:p>750944</text:p>
          </table:table-cell>
        </table:table-row>
        <table:table-row table:style-name="ro1">
          <table:table-cell office:value-type="float" office:value="746799" calcext:value-type="float">
            <text:p>746799</text:p>
          </table:table-cell>
        </table:table-row>
        <table:table-row table:style-name="ro1">
          <table:table-cell office:value-type="float" office:value="750124" calcext:value-type="float">
            <text:p>750124</text:p>
          </table:table-cell>
        </table:table-row>
        <table:table-row table:style-name="ro1">
          <table:table-cell office:value-type="float" office:value="745258" calcext:value-type="float">
            <text:p>745258</text:p>
          </table:table-cell>
        </table:table-row>
        <table:table-row table:style-name="ro1">
          <table:table-cell office:value-type="float" office:value="748673" calcext:value-type="float">
            <text:p>748673</text:p>
          </table:table-cell>
        </table:table-row>
        <table:table-row table:style-name="ro1">
          <table:table-cell office:value-type="float" office:value="751372" calcext:value-type="float">
            <text:p>751372</text:p>
          </table:table-cell>
        </table:table-row>
        <table:table-row table:style-name="ro1">
          <table:table-cell office:value-type="float" office:value="746672" calcext:value-type="float">
            <text:p>746672</text:p>
          </table:table-cell>
        </table:table-row>
        <table:table-row table:style-name="ro1">
          <table:table-cell office:value-type="float" office:value="743785" calcext:value-type="float">
            <text:p>743785</text:p>
          </table:table-cell>
        </table:table-row>
        <table:table-row table:style-name="ro1">
          <table:table-cell office:value-type="float" office:value="749371" calcext:value-type="float">
            <text:p>749371</text:p>
          </table:table-cell>
        </table:table-row>
        <table:table-row table:style-name="ro1">
          <table:table-cell office:value-type="float" office:value="748663" calcext:value-type="float">
            <text:p>748663</text:p>
          </table:table-cell>
        </table:table-row>
        <table:table-row table:style-name="ro1">
          <table:table-cell office:value-type="float" office:value="747915" calcext:value-type="float">
            <text:p>747915</text:p>
          </table:table-cell>
        </table:table-row>
        <table:table-row table:style-name="ro1">
          <table:table-cell office:value-type="float" office:value="748493" calcext:value-type="float">
            <text:p>748493</text:p>
          </table:table-cell>
        </table:table-row>
        <table:table-row table:style-name="ro1">
          <table:table-cell office:value-type="float" office:value="745919" calcext:value-type="float">
            <text:p>745919</text:p>
          </table:table-cell>
        </table:table-row>
        <table:table-row table:style-name="ro1">
          <table:table-cell office:value-type="float" office:value="748447" calcext:value-type="float">
            <text:p>748447</text:p>
          </table:table-cell>
        </table:table-row>
        <table:table-row table:style-name="ro1">
          <table:table-cell office:value-type="float" office:value="746405" calcext:value-type="float">
            <text:p>746405</text:p>
          </table:table-cell>
        </table:table-row>
        <table:table-row table:style-name="ro1">
          <table:table-cell office:value-type="float" office:value="745981" calcext:value-type="float">
            <text:p>745981</text:p>
          </table:table-cell>
        </table:table-row>
        <table:table-row table:style-name="ro1">
          <table:table-cell office:value-type="float" office:value="752962" calcext:value-type="float">
            <text:p>752962</text:p>
          </table:table-cell>
        </table:table-row>
        <table:table-row table:style-name="ro1">
          <table:table-cell office:value-type="float" office:value="745112" calcext:value-type="float">
            <text:p>745112</text:p>
          </table:table-cell>
        </table:table-row>
        <table:table-row table:style-name="ro1">
          <table:table-cell office:value-type="float" office:value="744690" calcext:value-type="float">
            <text:p>744690</text:p>
          </table:table-cell>
        </table:table-row>
        <table:table-row table:style-name="ro1">
          <table:table-cell office:value-type="float" office:value="747114" calcext:value-type="float">
            <text:p>747114</text:p>
          </table:table-cell>
        </table:table-row>
        <table:table-row table:style-name="ro1">
          <table:table-cell office:value-type="float" office:value="743956" calcext:value-type="float">
            <text:p>743956</text:p>
          </table:table-cell>
        </table:table-row>
        <table:table-row table:style-name="ro1">
          <table:table-cell office:value-type="float" office:value="745106" calcext:value-type="float">
            <text:p>745106</text:p>
          </table:table-cell>
        </table:table-row>
        <table:table-row table:style-name="ro1">
          <table:table-cell office:value-type="float" office:value="744577" calcext:value-type="float">
            <text:p>744577</text:p>
          </table:table-cell>
        </table:table-row>
        <table:table-row table:style-name="ro1">
          <table:table-cell office:value-type="float" office:value="752364" calcext:value-type="float">
            <text:p>752364</text:p>
          </table:table-cell>
        </table:table-row>
        <table:table-row table:style-name="ro1">
          <table:table-cell office:value-type="float" office:value="744727" calcext:value-type="float">
            <text:p>744727</text:p>
          </table:table-cell>
        </table:table-row>
        <table:table-row table:style-name="ro1">
          <table:table-cell office:value-type="float" office:value="751406" calcext:value-type="float">
            <text:p>751406</text:p>
          </table:table-cell>
        </table:table-row>
        <table:table-row table:style-name="ro1">
          <table:table-cell office:value-type="float" office:value="742896" calcext:value-type="float">
            <text:p>742896</text:p>
          </table:table-cell>
        </table:table-row>
        <table:table-row table:style-name="ro1">
          <table:table-cell office:value-type="float" office:value="750017" calcext:value-type="float">
            <text:p>750017</text:p>
          </table:table-cell>
        </table:table-row>
        <table:table-row table:style-name="ro1">
          <table:table-cell office:value-type="float" office:value="745100" calcext:value-type="float">
            <text:p>745100</text:p>
          </table:table-cell>
        </table:table-row>
        <table:table-row table:style-name="ro1">
          <table:table-cell office:value-type="float" office:value="750445" calcext:value-type="float">
            <text:p>750445</text:p>
          </table:table-cell>
        </table:table-row>
        <table:table-row table:style-name="ro1">
          <table:table-cell office:value-type="float" office:value="744242" calcext:value-type="float">
            <text:p>744242</text:p>
          </table:table-cell>
        </table:table-row>
        <table:table-row table:style-name="ro1">
          <table:table-cell office:value-type="float" office:value="747905" calcext:value-type="float">
            <text:p>747905</text:p>
          </table:table-cell>
        </table:table-row>
        <table:table-row table:style-name="ro1">
          <table:table-cell office:value-type="float" office:value="743057" calcext:value-type="float">
            <text:p>743057</text:p>
          </table:table-cell>
        </table:table-row>
        <table:table-row table:style-name="ro1">
          <table:table-cell office:value-type="float" office:value="749734" calcext:value-type="float">
            <text:p>749734</text:p>
          </table:table-cell>
        </table:table-row>
        <table:table-row table:style-name="ro1">
          <table:table-cell office:value-type="float" office:value="743733" calcext:value-type="float">
            <text:p>743733</text:p>
          </table:table-cell>
        </table:table-row>
        <table:table-row table:style-name="ro1">
          <table:table-cell office:value-type="float" office:value="749193" calcext:value-type="float">
            <text:p>749193</text:p>
          </table:table-cell>
        </table:table-row>
        <table:table-row table:style-name="ro1">
          <table:table-cell office:value-type="float" office:value="745555" calcext:value-type="float">
            <text:p>745555</text:p>
          </table:table-cell>
        </table:table-row>
        <table:table-row table:style-name="ro1">
          <table:table-cell office:value-type="float" office:value="747398" calcext:value-type="float">
            <text:p>747398</text:p>
          </table:table-cell>
        </table:table-row>
        <table:table-row table:style-name="ro1">
          <table:table-cell office:value-type="float" office:value="742178" calcext:value-type="float">
            <text:p>742178</text:p>
          </table:table-cell>
        </table:table-row>
        <table:table-row table:style-name="ro1">
          <table:table-cell office:value-type="float" office:value="745932" calcext:value-type="float">
            <text:p>745932</text:p>
          </table:table-cell>
        </table:table-row>
        <table:table-row table:style-name="ro1">
          <table:table-cell office:value-type="float" office:value="742610" calcext:value-type="float">
            <text:p>742610</text:p>
          </table:table-cell>
        </table:table-row>
        <table:table-row table:style-name="ro1">
          <table:table-cell office:value-type="float" office:value="748385" calcext:value-type="float">
            <text:p>748385</text:p>
          </table:table-cell>
        </table:table-row>
        <table:table-row table:style-name="ro1">
          <table:table-cell office:value-type="float" office:value="748126" calcext:value-type="float">
            <text:p>748126</text:p>
          </table:table-cell>
        </table:table-row>
        <table:table-row table:style-name="ro1">
          <table:table-cell office:value-type="float" office:value="744912" calcext:value-type="float">
            <text:p>744912</text:p>
          </table:table-cell>
        </table:table-row>
        <table:table-row table:style-name="ro1">
          <table:table-cell office:value-type="float" office:value="741598" calcext:value-type="float">
            <text:p>741598</text:p>
          </table:table-cell>
        </table:table-row>
        <table:table-row table:style-name="ro1">
          <table:table-cell office:value-type="float" office:value="746896" calcext:value-type="float">
            <text:p>746896</text:p>
          </table:table-cell>
        </table:table-row>
        <table:table-row table:style-name="ro1">
          <table:table-cell office:value-type="float" office:value="738885" calcext:value-type="float">
            <text:p>738885</text:p>
          </table:table-cell>
        </table:table-row>
        <table:table-row table:style-name="ro1">
          <table:table-cell office:value-type="float" office:value="744660" calcext:value-type="float">
            <text:p>744660</text:p>
          </table:table-cell>
        </table:table-row>
        <table:table-row table:style-name="ro1">
          <table:table-cell office:value-type="float" office:value="743407" calcext:value-type="float">
            <text:p>743407</text:p>
          </table:table-cell>
        </table:table-row>
        <table:table-row table:style-name="ro1">
          <table:table-cell office:value-type="float" office:value="746726" calcext:value-type="float">
            <text:p>746726</text:p>
          </table:table-cell>
        </table:table-row>
        <table:table-row table:style-name="ro1">
          <table:table-cell office:value-type="float" office:value="744904" calcext:value-type="float">
            <text:p>744904</text:p>
          </table:table-cell>
        </table:table-row>
        <table:table-row table:style-name="ro1">
          <table:table-cell office:value-type="float" office:value="742943" calcext:value-type="float">
            <text:p>742943</text:p>
          </table:table-cell>
        </table:table-row>
        <table:table-row table:style-name="ro1">
          <table:table-cell office:value-type="float" office:value="743764" calcext:value-type="float">
            <text:p>743764</text:p>
          </table:table-cell>
        </table:table-row>
        <table:table-row table:style-name="ro1">
          <table:table-cell office:value-type="float" office:value="745393" calcext:value-type="float">
            <text:p>745393</text:p>
          </table:table-cell>
        </table:table-row>
        <table:table-row table:style-name="ro1">
          <table:table-cell office:value-type="float" office:value="740005" calcext:value-type="float">
            <text:p>740005</text:p>
          </table:table-cell>
        </table:table-row>
        <table:table-row table:style-name="ro1">
          <table:table-cell office:value-type="float" office:value="745375" calcext:value-type="float">
            <text:p>745375</text:p>
          </table:table-cell>
        </table:table-row>
        <table:table-row table:style-name="ro1">
          <table:table-cell office:value-type="float" office:value="748206" calcext:value-type="float">
            <text:p>748206</text:p>
          </table:table-cell>
        </table:table-row>
        <table:table-row table:style-name="ro1">
          <table:table-cell office:value-type="float" office:value="740863" calcext:value-type="float">
            <text:p>740863</text:p>
          </table:table-cell>
        </table:table-row>
        <table:table-row table:style-name="ro1">
          <table:table-cell office:value-type="float" office:value="742202" calcext:value-type="float">
            <text:p>742202</text:p>
          </table:table-cell>
        </table:table-row>
        <table:table-row table:style-name="ro1">
          <table:table-cell office:value-type="float" office:value="742343" calcext:value-type="float">
            <text:p>742343</text:p>
          </table:table-cell>
        </table:table-row>
        <table:table-row table:style-name="ro1">
          <table:table-cell office:value-type="float" office:value="741060" calcext:value-type="float">
            <text:p>741060</text:p>
          </table:table-cell>
        </table:table-row>
        <table:table-row table:style-name="ro1">
          <table:table-cell office:value-type="float" office:value="742449" calcext:value-type="float">
            <text:p>742449</text:p>
          </table:table-cell>
        </table:table-row>
        <table:table-row table:style-name="ro1">
          <table:table-cell office:value-type="float" office:value="751293" calcext:value-type="float">
            <text:p>751293</text:p>
          </table:table-cell>
        </table:table-row>
        <table:table-row table:style-name="ro1">
          <table:table-cell office:value-type="float" office:value="739517" calcext:value-type="float">
            <text:p>739517</text:p>
          </table:table-cell>
        </table:table-row>
        <table:table-row table:style-name="ro1">
          <table:table-cell office:value-type="float" office:value="746012" calcext:value-type="float">
            <text:p>746012</text:p>
          </table:table-cell>
        </table:table-row>
        <table:table-row table:style-name="ro1">
          <table:table-cell office:value-type="float" office:value="738309" calcext:value-type="float">
            <text:p>738309</text:p>
          </table:table-cell>
        </table:table-row>
        <table:table-row table:style-name="ro1">
          <table:table-cell office:value-type="float" office:value="740782" calcext:value-type="float">
            <text:p>740782</text:p>
          </table:table-cell>
        </table:table-row>
        <table:table-row table:style-name="ro1">
          <table:table-cell office:value-type="float" office:value="745491" calcext:value-type="float">
            <text:p>745491</text:p>
          </table:table-cell>
        </table:table-row>
        <table:table-row table:style-name="ro1">
          <table:table-cell office:value-type="float" office:value="743542" calcext:value-type="float">
            <text:p>743542</text:p>
          </table:table-cell>
        </table:table-row>
        <table:table-row table:style-name="ro1">
          <table:table-cell office:value-type="float" office:value="738963" calcext:value-type="float">
            <text:p>738963</text:p>
          </table:table-cell>
        </table:table-row>
        <table:table-row table:style-name="ro1">
          <table:table-cell office:value-type="float" office:value="744626" calcext:value-type="float">
            <text:p>744626</text:p>
          </table:table-cell>
        </table:table-row>
        <table:table-row table:style-name="ro1">
          <table:table-cell office:value-type="float" office:value="738655" calcext:value-type="float">
            <text:p>738655</text:p>
          </table:table-cell>
        </table:table-row>
        <table:table-row table:style-name="ro1">
          <table:table-cell office:value-type="float" office:value="744786" calcext:value-type="float">
            <text:p>744786</text:p>
          </table:table-cell>
        </table:table-row>
        <table:table-row table:style-name="ro1">
          <table:table-cell office:value-type="float" office:value="743992" calcext:value-type="float">
            <text:p>743992</text:p>
          </table:table-cell>
        </table:table-row>
        <table:table-row table:style-name="ro1">
          <table:table-cell office:value-type="float" office:value="744709" calcext:value-type="float">
            <text:p>744709</text:p>
          </table:table-cell>
        </table:table-row>
        <table:table-row table:style-name="ro1">
          <table:table-cell office:value-type="float" office:value="745743" calcext:value-type="float">
            <text:p>745743</text:p>
          </table:table-cell>
        </table:table-row>
        <table:table-row table:style-name="ro1">
          <table:table-cell office:value-type="float" office:value="742771" calcext:value-type="float">
            <text:p>742771</text:p>
          </table:table-cell>
        </table:table-row>
        <table:table-row table:style-name="ro1">
          <table:table-cell office:value-type="float" office:value="742501" calcext:value-type="float">
            <text:p>742501</text:p>
          </table:table-cell>
        </table:table-row>
        <table:table-row table:style-name="ro1">
          <table:table-cell office:value-type="float" office:value="746602" calcext:value-type="float">
            <text:p>746602</text:p>
          </table:table-cell>
        </table:table-row>
        <table:table-row table:style-name="ro1">
          <table:table-cell office:value-type="float" office:value="742026" calcext:value-type="float">
            <text:p>742026</text:p>
          </table:table-cell>
        </table:table-row>
        <table:table-row table:style-name="ro1">
          <table:table-cell office:value-type="float" office:value="743517" calcext:value-type="float">
            <text:p>743517</text:p>
          </table:table-cell>
        </table:table-row>
        <table:table-row table:style-name="ro1">
          <table:table-cell office:value-type="float" office:value="743951" calcext:value-type="float">
            <text:p>743951</text:p>
          </table:table-cell>
        </table:table-row>
        <table:table-row table:style-name="ro1">
          <table:table-cell office:value-type="float" office:value="744040" calcext:value-type="float">
            <text:p>744040</text:p>
          </table:table-cell>
        </table:table-row>
        <table:table-row table:style-name="ro1">
          <table:table-cell office:value-type="float" office:value="740419" calcext:value-type="float">
            <text:p>740419</text:p>
          </table:table-cell>
        </table:table-row>
        <table:table-row table:style-name="ro1">
          <table:table-cell office:value-type="float" office:value="743111" calcext:value-type="float">
            <text:p>743111</text:p>
          </table:table-cell>
        </table:table-row>
        <table:table-row table:style-name="ro1">
          <table:table-cell office:value-type="float" office:value="741690" calcext:value-type="float">
            <text:p>741690</text:p>
          </table:table-cell>
        </table:table-row>
        <table:table-row table:style-name="ro1">
          <table:table-cell office:value-type="float" office:value="744159" calcext:value-type="float">
            <text:p>744159</text:p>
          </table:table-cell>
        </table:table-row>
        <table:table-row table:style-name="ro1">
          <table:table-cell office:value-type="float" office:value="739291" calcext:value-type="float">
            <text:p>739291</text:p>
          </table:table-cell>
        </table:table-row>
        <table:table-row table:style-name="ro1">
          <table:table-cell office:value-type="float" office:value="747021" calcext:value-type="float">
            <text:p>747021</text:p>
          </table:table-cell>
        </table:table-row>
        <table:table-row table:style-name="ro1">
          <table:table-cell office:value-type="float" office:value="739740" calcext:value-type="float">
            <text:p>739740</text:p>
          </table:table-cell>
        </table:table-row>
        <table:table-row table:style-name="ro1">
          <table:table-cell office:value-type="float" office:value="740757" calcext:value-type="float">
            <text:p>740757</text:p>
          </table:table-cell>
        </table:table-row>
        <table:table-row table:style-name="ro1">
          <table:table-cell office:value-type="float" office:value="736306" calcext:value-type="float">
            <text:p>736306</text:p>
          </table:table-cell>
        </table:table-row>
        <table:table-row table:style-name="ro1">
          <table:table-cell office:value-type="float" office:value="741990" calcext:value-type="float">
            <text:p>741990</text:p>
          </table:table-cell>
        </table:table-row>
        <table:table-row table:style-name="ro1">
          <table:table-cell office:value-type="float" office:value="742260" calcext:value-type="float">
            <text:p>742260</text:p>
          </table:table-cell>
        </table:table-row>
        <table:table-row table:style-name="ro1">
          <table:table-cell office:value-type="float" office:value="740569" calcext:value-type="float">
            <text:p>740569</text:p>
          </table:table-cell>
        </table:table-row>
        <table:table-row table:style-name="ro1">
          <table:table-cell office:value-type="float" office:value="744263" calcext:value-type="float">
            <text:p>744263</text:p>
          </table:table-cell>
        </table:table-row>
        <table:table-row table:style-name="ro1">
          <table:table-cell office:value-type="float" office:value="739008" calcext:value-type="float">
            <text:p>739008</text:p>
          </table:table-cell>
        </table:table-row>
        <table:table-row table:style-name="ro1">
          <table:table-cell office:value-type="float" office:value="741330" calcext:value-type="float">
            <text:p>741330</text:p>
          </table:table-cell>
        </table:table-row>
        <table:table-row table:style-name="ro1">
          <table:table-cell office:value-type="float" office:value="741311" calcext:value-type="float">
            <text:p>741311</text:p>
          </table:table-cell>
        </table:table-row>
        <table:table-row table:style-name="ro1">
          <table:table-cell office:value-type="float" office:value="737311" calcext:value-type="float">
            <text:p>737311</text:p>
          </table:table-cell>
        </table:table-row>
        <table:table-row table:style-name="ro1">
          <table:table-cell office:value-type="float" office:value="740498" calcext:value-type="float">
            <text:p>740498</text:p>
          </table:table-cell>
        </table:table-row>
        <table:table-row table:style-name="ro1">
          <table:table-cell office:value-type="float" office:value="746646" calcext:value-type="float">
            <text:p>746646</text:p>
          </table:table-cell>
        </table:table-row>
        <table:table-row table:style-name="ro1">
          <table:table-cell office:value-type="float" office:value="736271" calcext:value-type="float">
            <text:p>736271</text:p>
          </table:table-cell>
        </table:table-row>
        <table:table-row table:style-name="ro1">
          <table:table-cell office:value-type="float" office:value="742145" calcext:value-type="float">
            <text:p>742145</text:p>
          </table:table-cell>
        </table:table-row>
        <table:table-row table:style-name="ro1">
          <table:table-cell office:value-type="float" office:value="738841" calcext:value-type="float">
            <text:p>738841</text:p>
          </table:table-cell>
        </table:table-row>
        <table:table-row table:style-name="ro1">
          <table:table-cell office:value-type="float" office:value="739856" calcext:value-type="float">
            <text:p>739856</text:p>
          </table:table-cell>
        </table:table-row>
        <table:table-row table:style-name="ro1">
          <table:table-cell office:value-type="float" office:value="743369" calcext:value-type="float">
            <text:p>743369</text:p>
          </table:table-cell>
        </table:table-row>
        <table:table-row table:style-name="ro1">
          <table:table-cell office:value-type="float" office:value="740669" calcext:value-type="float">
            <text:p>740669</text:p>
          </table:table-cell>
        </table:table-row>
        <table:table-row table:style-name="ro1">
          <table:table-cell office:value-type="float" office:value="741615" calcext:value-type="float">
            <text:p>741615</text:p>
          </table:table-cell>
        </table:table-row>
        <table:table-row table:style-name="ro1">
          <table:table-cell office:value-type="float" office:value="740591" calcext:value-type="float">
            <text:p>740591</text:p>
          </table:table-cell>
        </table:table-row>
        <table:table-row table:style-name="ro1">
          <table:table-cell office:value-type="float" office:value="740988" calcext:value-type="float">
            <text:p>740988</text:p>
          </table:table-cell>
        </table:table-row>
        <table:table-row table:style-name="ro1">
          <table:table-cell office:value-type="float" office:value="740029" calcext:value-type="float">
            <text:p>740029</text:p>
          </table:table-cell>
        </table:table-row>
        <table:table-row table:style-name="ro1">
          <table:table-cell office:value-type="float" office:value="741876" calcext:value-type="float">
            <text:p>741876</text:p>
          </table:table-cell>
        </table:table-row>
        <table:table-row table:style-name="ro1">
          <table:table-cell office:value-type="float" office:value="738662" calcext:value-type="float">
            <text:p>738662</text:p>
          </table:table-cell>
        </table:table-row>
        <table:table-row table:style-name="ro1">
          <table:table-cell office:value-type="float" office:value="740663" calcext:value-type="float">
            <text:p>740663</text:p>
          </table:table-cell>
        </table:table-row>
        <table:table-row table:style-name="ro1">
          <table:table-cell office:value-type="float" office:value="741273" calcext:value-type="float">
            <text:p>741273</text:p>
          </table:table-cell>
        </table:table-row>
        <table:table-row table:style-name="ro1">
          <table:table-cell office:value-type="float" office:value="737533" calcext:value-type="float">
            <text:p>737533</text:p>
          </table:table-cell>
        </table:table-row>
        <table:table-row table:style-name="ro1">
          <table:table-cell office:value-type="float" office:value="739024" calcext:value-type="float">
            <text:p>739024</text:p>
          </table:table-cell>
        </table:table-row>
        <table:table-row table:style-name="ro1">
          <table:table-cell office:value-type="float" office:value="740091" calcext:value-type="float">
            <text:p>740091</text:p>
          </table:table-cell>
        </table:table-row>
        <table:table-row table:style-name="ro1">
          <table:table-cell office:value-type="float" office:value="738358" calcext:value-type="float">
            <text:p>738358</text:p>
          </table:table-cell>
        </table:table-row>
        <table:table-row table:style-name="ro1">
          <table:table-cell office:value-type="float" office:value="748278" calcext:value-type="float">
            <text:p>748278</text:p>
          </table:table-cell>
        </table:table-row>
        <table:table-row table:style-name="ro1">
          <table:table-cell office:value-type="float" office:value="736725" calcext:value-type="float">
            <text:p>736725</text:p>
          </table:table-cell>
        </table:table-row>
        <table:table-row table:style-name="ro1">
          <table:table-cell office:value-type="float" office:value="732691" calcext:value-type="float">
            <text:p>732691</text:p>
          </table:table-cell>
        </table:table-row>
        <table:table-row table:style-name="ro1">
          <table:table-cell office:value-type="float" office:value="736267" calcext:value-type="float">
            <text:p>736267</text:p>
          </table:table-cell>
        </table:table-row>
        <table:table-row table:style-name="ro1">
          <table:table-cell office:value-type="float" office:value="734344" calcext:value-type="float">
            <text:p>734344</text:p>
          </table:table-cell>
        </table:table-row>
        <table:table-row table:style-name="ro1">
          <table:table-cell office:value-type="float" office:value="737882" calcext:value-type="float">
            <text:p>737882</text:p>
          </table:table-cell>
        </table:table-row>
        <table:table-row table:style-name="ro1">
          <table:table-cell office:value-type="float" office:value="736661" calcext:value-type="float">
            <text:p>736661</text:p>
          </table:table-cell>
        </table:table-row>
        <table:table-row table:style-name="ro1">
          <table:table-cell office:value-type="float" office:value="744496" calcext:value-type="float">
            <text:p>744496</text:p>
          </table:table-cell>
        </table:table-row>
        <table:table-row table:style-name="ro1">
          <table:table-cell office:value-type="float" office:value="732843" calcext:value-type="float">
            <text:p>732843</text:p>
          </table:table-cell>
        </table:table-row>
        <table:table-row table:style-name="ro1">
          <table:table-cell office:value-type="float" office:value="736835" calcext:value-type="float">
            <text:p>736835</text:p>
          </table:table-cell>
        </table:table-row>
        <table:table-row table:style-name="ro1">
          <table:table-cell office:value-type="float" office:value="738847" calcext:value-type="float">
            <text:p>738847</text:p>
          </table:table-cell>
        </table:table-row>
        <table:table-row table:style-name="ro1">
          <table:table-cell office:value-type="float" office:value="736705" calcext:value-type="float">
            <text:p>736705</text:p>
          </table:table-cell>
        </table:table-row>
        <table:table-row table:style-name="ro1">
          <table:table-cell office:value-type="float" office:value="737640" calcext:value-type="float">
            <text:p>737640</text:p>
          </table:table-cell>
        </table:table-row>
        <table:table-row table:style-name="ro1">
          <table:table-cell office:value-type="float" office:value="735084" calcext:value-type="float">
            <text:p>735084</text:p>
          </table:table-cell>
        </table:table-row>
        <table:table-row table:style-name="ro1">
          <table:table-cell office:value-type="float" office:value="736405" calcext:value-type="float">
            <text:p>736405</text:p>
          </table:table-cell>
        </table:table-row>
        <table:table-row table:style-name="ro1">
          <table:table-cell office:value-type="float" office:value="738159" calcext:value-type="float">
            <text:p>738159</text:p>
          </table:table-cell>
        </table:table-row>
        <table:table-row table:style-name="ro1">
          <table:table-cell office:value-type="float" office:value="737674" calcext:value-type="float">
            <text:p>737674</text:p>
          </table:table-cell>
        </table:table-row>
        <table:table-row table:style-name="ro1">
          <table:table-cell office:value-type="float" office:value="734642" calcext:value-type="float">
            <text:p>734642</text:p>
          </table:table-cell>
        </table:table-row>
        <table:table-row table:style-name="ro1">
          <table:table-cell office:value-type="float" office:value="734793" calcext:value-type="float">
            <text:p>734793</text:p>
          </table:table-cell>
        </table:table-row>
        <table:table-row table:style-name="ro1">
          <table:table-cell office:value-type="float" office:value="737960" calcext:value-type="float">
            <text:p>737960</text:p>
          </table:table-cell>
        </table:table-row>
        <table:table-row table:style-name="ro1">
          <table:table-cell office:value-type="float" office:value="736823" calcext:value-type="float">
            <text:p>736823</text:p>
          </table:table-cell>
        </table:table-row>
        <table:table-row table:style-name="ro1">
          <table:table-cell office:value-type="float" office:value="734739" calcext:value-type="float">
            <text:p>734739</text:p>
          </table:table-cell>
        </table:table-row>
        <table:table-row table:style-name="ro1">
          <table:table-cell office:value-type="float" office:value="731935" calcext:value-type="float">
            <text:p>731935</text:p>
          </table:table-cell>
        </table:table-row>
        <table:table-row table:style-name="ro1">
          <table:table-cell office:value-type="float" office:value="735089" calcext:value-type="float">
            <text:p>735089</text:p>
          </table:table-cell>
        </table:table-row>
        <table:table-row table:style-name="ro1">
          <table:table-cell office:value-type="float" office:value="733949" calcext:value-type="float">
            <text:p>733949</text:p>
          </table:table-cell>
        </table:table-row>
        <table:table-row table:style-name="ro1">
          <table:table-cell office:value-type="float" office:value="734007" calcext:value-type="float">
            <text:p>734007</text:p>
          </table:table-cell>
        </table:table-row>
        <table:table-row table:style-name="ro1">
          <table:table-cell office:value-type="float" office:value="734333" calcext:value-type="float">
            <text:p>734333</text:p>
          </table:table-cell>
        </table:table-row>
        <table:table-row table:style-name="ro1">
          <table:table-cell office:value-type="float" office:value="732103" calcext:value-type="float">
            <text:p>732103</text:p>
          </table:table-cell>
        </table:table-row>
        <table:table-row table:style-name="ro1">
          <table:table-cell office:value-type="float" office:value="731083" calcext:value-type="float">
            <text:p>731083</text:p>
          </table:table-cell>
        </table:table-row>
        <table:table-row table:style-name="ro1">
          <table:table-cell office:value-type="float" office:value="731097" calcext:value-type="float">
            <text:p>731097</text:p>
          </table:table-cell>
        </table:table-row>
        <table:table-row table:style-name="ro1">
          <table:table-cell office:value-type="float" office:value="730054" calcext:value-type="float">
            <text:p>730054</text:p>
          </table:table-cell>
        </table:table-row>
        <table:table-row table:style-name="ro1">
          <table:table-cell office:value-type="float" office:value="732240" calcext:value-type="float">
            <text:p>732240</text:p>
          </table:table-cell>
        </table:table-row>
        <table:table-row table:style-name="ro1">
          <table:table-cell office:value-type="float" office:value="730641" calcext:value-type="float">
            <text:p>730641</text:p>
          </table:table-cell>
        </table:table-row>
        <table:table-row table:style-name="ro1">
          <table:table-cell office:value-type="float" office:value="733772" calcext:value-type="float">
            <text:p>733772</text:p>
          </table:table-cell>
        </table:table-row>
        <table:table-row table:style-name="ro1">
          <table:table-cell office:value-type="float" office:value="730776" calcext:value-type="float">
            <text:p>730776</text:p>
          </table:table-cell>
        </table:table-row>
        <table:table-row table:style-name="ro1">
          <table:table-cell office:value-type="float" office:value="735146" calcext:value-type="float">
            <text:p>735146</text:p>
          </table:table-cell>
        </table:table-row>
        <table:table-row table:style-name="ro1">
          <table:table-cell office:value-type="float" office:value="728994" calcext:value-type="float">
            <text:p>728994</text:p>
          </table:table-cell>
        </table:table-row>
        <table:table-row table:style-name="ro1">
          <table:table-cell office:value-type="float" office:value="729464" calcext:value-type="float">
            <text:p>729464</text:p>
          </table:table-cell>
        </table:table-row>
        <table:table-row table:style-name="ro1">
          <table:table-cell office:value-type="float" office:value="728147" calcext:value-type="float">
            <text:p>728147</text:p>
          </table:table-cell>
        </table:table-row>
        <table:table-row table:style-name="ro1">
          <table:table-cell office:value-type="float" office:value="732143" calcext:value-type="float">
            <text:p>732143</text:p>
          </table:table-cell>
        </table:table-row>
        <table:table-row table:style-name="ro1">
          <table:table-cell office:value-type="float" office:value="726906" calcext:value-type="float">
            <text:p>726906</text:p>
          </table:table-cell>
        </table:table-row>
        <table:table-row table:style-name="ro1">
          <table:table-cell office:value-type="float" office:value="727430" calcext:value-type="float">
            <text:p>727430</text:p>
          </table:table-cell>
        </table:table-row>
        <table:table-row table:style-name="ro1">
          <table:table-cell office:value-type="float" office:value="726194" calcext:value-type="float">
            <text:p>726194</text:p>
          </table:table-cell>
        </table:table-row>
        <table:table-row table:style-name="ro1">
          <table:table-cell office:value-type="float" office:value="730151" calcext:value-type="float">
            <text:p>730151</text:p>
          </table:table-cell>
        </table:table-row>
        <table:table-row table:style-name="ro1">
          <table:table-cell office:value-type="float" office:value="726137" calcext:value-type="float">
            <text:p>726137</text:p>
          </table:table-cell>
        </table:table-row>
        <table:table-row table:style-name="ro1">
          <table:table-cell office:value-type="float" office:value="731921" calcext:value-type="float">
            <text:p>731921</text:p>
          </table:table-cell>
        </table:table-row>
        <table:table-row table:style-name="ro1">
          <table:table-cell office:value-type="float" office:value="730266" calcext:value-type="float">
            <text:p>730266</text:p>
          </table:table-cell>
        </table:table-row>
        <table:table-row table:style-name="ro1">
          <table:table-cell office:value-type="float" office:value="725138" calcext:value-type="float">
            <text:p>725138</text:p>
          </table:table-cell>
        </table:table-row>
        <table:table-row table:style-name="ro1">
          <table:table-cell office:value-type="float" office:value="724356" calcext:value-type="float">
            <text:p>724356</text:p>
          </table:table-cell>
        </table:table-row>
        <table:table-row table:style-name="ro1">
          <table:table-cell office:value-type="float" office:value="725771" calcext:value-type="float">
            <text:p>725771</text:p>
          </table:table-cell>
        </table:table-row>
        <table:table-row table:style-name="ro1">
          <table:table-cell office:value-type="float" office:value="723782" calcext:value-type="float">
            <text:p>723782</text:p>
          </table:table-cell>
        </table:table-row>
        <table:table-row table:style-name="ro1">
          <table:table-cell office:value-type="float" office:value="726412" calcext:value-type="float">
            <text:p>726412</text:p>
          </table:table-cell>
        </table:table-row>
        <table:table-row table:style-name="ro1">
          <table:table-cell office:value-type="float" office:value="721227" calcext:value-type="float">
            <text:p>721227</text:p>
          </table:table-cell>
        </table:table-row>
        <table:table-row table:style-name="ro1">
          <table:table-cell office:value-type="float" office:value="725158" calcext:value-type="float">
            <text:p>725158</text:p>
          </table:table-cell>
        </table:table-row>
        <table:table-row table:style-name="ro1">
          <table:table-cell office:value-type="float" office:value="727634" calcext:value-type="float">
            <text:p>727634</text:p>
          </table:table-cell>
        </table:table-row>
        <table:table-row table:style-name="ro1">
          <table:table-cell office:value-type="float" office:value="723246" calcext:value-type="float">
            <text:p>723246</text:p>
          </table:table-cell>
        </table:table-row>
        <table:table-row table:style-name="ro1">
          <table:table-cell office:value-type="float" office:value="721022" calcext:value-type="float">
            <text:p>721022</text:p>
          </table:table-cell>
        </table:table-row>
        <table:table-row table:style-name="ro1">
          <table:table-cell office:value-type="float" office:value="725161" calcext:value-type="float">
            <text:p>725161</text:p>
          </table:table-cell>
        </table:table-row>
        <table:table-row table:style-name="ro1">
          <table:table-cell office:value-type="float" office:value="721074" calcext:value-type="float">
            <text:p>721074</text:p>
          </table:table-cell>
        </table:table-row>
        <table:table-row table:style-name="ro1">
          <table:table-cell office:value-type="float" office:value="724525" calcext:value-type="float">
            <text:p>724525</text:p>
          </table:table-cell>
        </table:table-row>
        <table:table-row table:style-name="ro1">
          <table:table-cell office:value-type="float" office:value="725430" calcext:value-type="float">
            <text:p>725430</text:p>
          </table:table-cell>
        </table:table-row>
        <table:table-row table:style-name="ro1">
          <table:table-cell office:value-type="float" office:value="721231" calcext:value-type="float">
            <text:p>721231</text:p>
          </table:table-cell>
        </table:table-row>
        <table:table-row table:style-name="ro1">
          <table:table-cell office:value-type="float" office:value="724256" calcext:value-type="float">
            <text:p>724256</text:p>
          </table:table-cell>
        </table:table-row>
        <table:table-row table:style-name="ro1">
          <table:table-cell office:value-type="float" office:value="723117" calcext:value-type="float">
            <text:p>723117</text:p>
          </table:table-cell>
        </table:table-row>
        <table:table-row table:style-name="ro1">
          <table:table-cell office:value-type="float" office:value="722444" calcext:value-type="float">
            <text:p>722444</text:p>
          </table:table-cell>
        </table:table-row>
        <table:table-row table:style-name="ro1">
          <table:table-cell office:value-type="float" office:value="725230" calcext:value-type="float">
            <text:p>725230</text:p>
          </table:table-cell>
        </table:table-row>
        <table:table-row table:style-name="ro1">
          <table:table-cell office:value-type="float" office:value="719378" calcext:value-type="float">
            <text:p>719378</text:p>
          </table:table-cell>
        </table:table-row>
        <table:table-row table:style-name="ro1">
          <table:table-cell office:value-type="float" office:value="719745" calcext:value-type="float">
            <text:p>719745</text:p>
          </table:table-cell>
        </table:table-row>
        <table:table-row table:style-name="ro1">
          <table:table-cell office:value-type="float" office:value="721866" calcext:value-type="float">
            <text:p>721866</text:p>
          </table:table-cell>
        </table:table-row>
        <table:table-row table:style-name="ro1">
          <table:table-cell office:value-type="float" office:value="720412" calcext:value-type="float">
            <text:p>720412</text:p>
          </table:table-cell>
        </table:table-row>
        <table:table-row table:style-name="ro1">
          <table:table-cell office:value-type="float" office:value="720301" calcext:value-type="float">
            <text:p>720301</text:p>
          </table:table-cell>
        </table:table-row>
        <table:table-row table:style-name="ro1">
          <table:table-cell office:value-type="float" office:value="719644" calcext:value-type="float">
            <text:p>719644</text:p>
          </table:table-cell>
        </table:table-row>
        <table:table-row table:style-name="ro1">
          <table:table-cell office:value-type="float" office:value="723445" calcext:value-type="float">
            <text:p>723445</text:p>
          </table:table-cell>
        </table:table-row>
        <table:table-row table:style-name="ro1">
          <table:table-cell office:value-type="float" office:value="718118" calcext:value-type="float">
            <text:p>718118</text:p>
          </table:table-cell>
        </table:table-row>
        <table:table-row table:style-name="ro1">
          <table:table-cell office:value-type="float" office:value="724649" calcext:value-type="float">
            <text:p>724649</text:p>
          </table:table-cell>
        </table:table-row>
        <table:table-row table:style-name="ro1">
          <table:table-cell office:value-type="float" office:value="716703" calcext:value-type="float">
            <text:p>716703</text:p>
          </table:table-cell>
        </table:table-row>
        <table:table-row table:style-name="ro1">
          <table:table-cell office:value-type="float" office:value="722041" calcext:value-type="float">
            <text:p>722041</text:p>
          </table:table-cell>
        </table:table-row>
        <table:table-row table:style-name="ro1">
          <table:table-cell office:value-type="float" office:value="715319" calcext:value-type="float">
            <text:p>715319</text:p>
          </table:table-cell>
        </table:table-row>
        <table:table-row table:style-name="ro1">
          <table:table-cell office:value-type="float" office:value="721233" calcext:value-type="float">
            <text:p>721233</text:p>
          </table:table-cell>
        </table:table-row>
        <table:table-row table:style-name="ro1">
          <table:table-cell office:value-type="float" office:value="715900" calcext:value-type="float">
            <text:p>715900</text:p>
          </table:table-cell>
        </table:table-row>
        <table:table-row table:style-name="ro1">
          <table:table-cell office:value-type="float" office:value="719236" calcext:value-type="float">
            <text:p>719236</text:p>
          </table:table-cell>
        </table:table-row>
        <table:table-row table:style-name="ro1">
          <table:table-cell office:value-type="float" office:value="715065" calcext:value-type="float">
            <text:p>715065</text:p>
          </table:table-cell>
        </table:table-row>
        <table:table-row table:style-name="ro1">
          <table:table-cell office:value-type="float" office:value="720718" calcext:value-type="float">
            <text:p>720718</text:p>
          </table:table-cell>
        </table:table-row>
        <table:table-row table:style-name="ro1">
          <table:table-cell office:value-type="float" office:value="714308" calcext:value-type="float">
            <text:p>714308</text:p>
          </table:table-cell>
        </table:table-row>
        <table:table-row table:style-name="ro1">
          <table:table-cell office:value-type="float" office:value="720659" calcext:value-type="float">
            <text:p>720659</text:p>
          </table:table-cell>
        </table:table-row>
        <table:table-row table:style-name="ro1">
          <table:table-cell office:value-type="float" office:value="722891" calcext:value-type="float">
            <text:p>722891</text:p>
          </table:table-cell>
        </table:table-row>
        <table:table-row table:style-name="ro1">
          <table:table-cell office:value-type="float" office:value="717760" calcext:value-type="float">
            <text:p>717760</text:p>
          </table:table-cell>
        </table:table-row>
        <table:table-row table:style-name="ro1">
          <table:table-cell office:value-type="float" office:value="712033" calcext:value-type="float">
            <text:p>712033</text:p>
          </table:table-cell>
        </table:table-row>
        <table:table-row table:style-name="ro1">
          <table:table-cell office:value-type="float" office:value="717684" calcext:value-type="float">
            <text:p>717684</text:p>
          </table:table-cell>
        </table:table-row>
        <table:table-row table:style-name="ro1">
          <table:table-cell office:value-type="float" office:value="713136" calcext:value-type="float">
            <text:p>713136</text:p>
          </table:table-cell>
        </table:table-row>
        <table:table-row table:style-name="ro1">
          <table:table-cell office:value-type="float" office:value="719650" calcext:value-type="float">
            <text:p>719650</text:p>
          </table:table-cell>
        </table:table-row>
        <table:table-row table:style-name="ro1">
          <table:table-cell office:value-type="float" office:value="720358" calcext:value-type="float">
            <text:p>720358</text:p>
          </table:table-cell>
        </table:table-row>
        <table:table-row table:style-name="ro1">
          <table:table-cell office:value-type="float" office:value="715296" calcext:value-type="float">
            <text:p>715296</text:p>
          </table:table-cell>
        </table:table-row>
        <table:table-row table:style-name="ro1">
          <table:table-cell office:value-type="float" office:value="716139" calcext:value-type="float">
            <text:p>716139</text:p>
          </table:table-cell>
        </table:table-row>
        <table:table-row table:style-name="ro1">
          <table:table-cell office:value-type="float" office:value="716888" calcext:value-type="float">
            <text:p>716888</text:p>
          </table:table-cell>
        </table:table-row>
        <table:table-row table:style-name="ro1">
          <table:table-cell office:value-type="float" office:value="713377" calcext:value-type="float">
            <text:p>713377</text:p>
          </table:table-cell>
        </table:table-row>
        <table:table-row table:style-name="ro1">
          <table:table-cell office:value-type="float" office:value="716462" calcext:value-type="float">
            <text:p>716462</text:p>
          </table:table-cell>
        </table:table-row>
        <table:table-row table:style-name="ro1">
          <table:table-cell office:value-type="float" office:value="712936" calcext:value-type="float">
            <text:p>712936</text:p>
          </table:table-cell>
        </table:table-row>
        <table:table-row table:style-name="ro1">
          <table:table-cell office:value-type="float" office:value="716231" calcext:value-type="float">
            <text:p>716231</text:p>
          </table:table-cell>
        </table:table-row>
        <table:table-row table:style-name="ro1">
          <table:table-cell office:value-type="float" office:value="714150" calcext:value-type="float">
            <text:p>714150</text:p>
          </table:table-cell>
        </table:table-row>
        <table:table-row table:style-name="ro1">
          <table:table-cell office:value-type="float" office:value="711845" calcext:value-type="float">
            <text:p>711845</text:p>
          </table:table-cell>
        </table:table-row>
        <table:table-row table:style-name="ro1">
          <table:table-cell office:value-type="float" office:value="712292" calcext:value-type="float">
            <text:p>712292</text:p>
          </table:table-cell>
        </table:table-row>
        <table:table-row table:style-name="ro1">
          <table:table-cell office:value-type="float" office:value="716099" calcext:value-type="float">
            <text:p>716099</text:p>
          </table:table-cell>
        </table:table-row>
        <table:table-row table:style-name="ro1">
          <table:table-cell office:value-type="float" office:value="709268" calcext:value-type="float">
            <text:p>709268</text:p>
          </table:table-cell>
        </table:table-row>
        <table:table-row table:style-name="ro1">
          <table:table-cell office:value-type="float" office:value="714225" calcext:value-type="float">
            <text:p>714225</text:p>
          </table:table-cell>
        </table:table-row>
        <table:table-row table:style-name="ro1">
          <table:table-cell office:value-type="float" office:value="715473" calcext:value-type="float">
            <text:p>715473</text:p>
          </table:table-cell>
        </table:table-row>
        <table:table-row table:style-name="ro1">
          <table:table-cell office:value-type="float" office:value="708878" calcext:value-type="float">
            <text:p>708878</text:p>
          </table:table-cell>
        </table:table-row>
        <table:table-row table:style-name="ro1">
          <table:table-cell office:value-type="float" office:value="710149" calcext:value-type="float">
            <text:p>710149</text:p>
          </table:table-cell>
        </table:table-row>
        <table:table-row table:style-name="ro1">
          <table:table-cell office:value-type="float" office:value="709937" calcext:value-type="float">
            <text:p>709937</text:p>
          </table:table-cell>
        </table:table-row>
        <table:table-row table:style-name="ro1">
          <table:table-cell office:value-type="float" office:value="710531" calcext:value-type="float">
            <text:p>710531</text:p>
          </table:table-cell>
        </table:table-row>
        <table:table-row table:style-name="ro1">
          <table:table-cell office:value-type="float" office:value="712907" calcext:value-type="float">
            <text:p>712907</text:p>
          </table:table-cell>
        </table:table-row>
        <table:table-row table:style-name="ro1">
          <table:table-cell office:value-type="float" office:value="716941" calcext:value-type="float">
            <text:p>716941</text:p>
          </table:table-cell>
        </table:table-row>
        <table:table-row table:style-name="ro1">
          <table:table-cell office:value-type="float" office:value="707060" calcext:value-type="float">
            <text:p>707060</text:p>
          </table:table-cell>
        </table:table-row>
        <table:table-row table:style-name="ro1">
          <table:table-cell office:value-type="float" office:value="711246" calcext:value-type="float">
            <text:p>711246</text:p>
          </table:table-cell>
        </table:table-row>
        <table:table-row table:style-name="ro1">
          <table:table-cell office:value-type="float" office:value="705968" calcext:value-type="float">
            <text:p>705968</text:p>
          </table:table-cell>
        </table:table-row>
        <table:table-row table:style-name="ro1">
          <table:table-cell office:value-type="float" office:value="706344" calcext:value-type="float">
            <text:p>706344</text:p>
          </table:table-cell>
        </table:table-row>
        <table:table-row table:style-name="ro1">
          <table:table-cell office:value-type="float" office:value="706456" calcext:value-type="float">
            <text:p>706456</text:p>
          </table:table-cell>
        </table:table-row>
        <table:table-row table:style-name="ro1">
          <table:table-cell office:value-type="float" office:value="708998" calcext:value-type="float">
            <text:p>708998</text:p>
          </table:table-cell>
        </table:table-row>
        <table:table-row table:style-name="ro1">
          <table:table-cell office:value-type="float" office:value="704491" calcext:value-type="float">
            <text:p>704491</text:p>
          </table:table-cell>
        </table:table-row>
        <table:table-row table:style-name="ro1">
          <table:table-cell office:value-type="float" office:value="709703" calcext:value-type="float">
            <text:p>709703</text:p>
          </table:table-cell>
        </table:table-row>
        <table:table-row table:style-name="ro1">
          <table:table-cell office:value-type="float" office:value="704084" calcext:value-type="float">
            <text:p>704084</text:p>
          </table:table-cell>
        </table:table-row>
        <table:table-row table:style-name="ro1">
          <table:table-cell office:value-type="float" office:value="709774" calcext:value-type="float">
            <text:p>709774</text:p>
          </table:table-cell>
        </table:table-row>
        <table:table-row table:style-name="ro1">
          <table:table-cell office:value-type="float" office:value="703799" calcext:value-type="float">
            <text:p>703799</text:p>
          </table:table-cell>
        </table:table-row>
        <table:table-row table:style-name="ro1">
          <table:table-cell office:value-type="float" office:value="710161" calcext:value-type="float">
            <text:p>710161</text:p>
          </table:table-cell>
        </table:table-row>
        <table:table-row table:style-name="ro1">
          <table:table-cell office:value-type="float" office:value="710123" calcext:value-type="float">
            <text:p>710123</text:p>
          </table:table-cell>
        </table:table-row>
        <table:table-row table:style-name="ro1">
          <table:table-cell office:value-type="float" office:value="708186" calcext:value-type="float">
            <text:p>708186</text:p>
          </table:table-cell>
        </table:table-row>
        <table:table-row table:style-name="ro1">
          <table:table-cell office:value-type="float" office:value="701946" calcext:value-type="float">
            <text:p>701946</text:p>
          </table:table-cell>
        </table:table-row>
        <table:table-row table:style-name="ro1">
          <table:table-cell office:value-type="float" office:value="709714" calcext:value-type="float">
            <text:p>709714</text:p>
          </table:table-cell>
        </table:table-row>
        <table:table-row table:style-name="ro1">
          <table:table-cell office:value-type="float" office:value="703113" calcext:value-type="float">
            <text:p>703113</text:p>
          </table:table-cell>
        </table:table-row>
        <table:table-row table:style-name="ro1">
          <table:table-cell office:value-type="float" office:value="707144" calcext:value-type="float">
            <text:p>707144</text:p>
          </table:table-cell>
        </table:table-row>
        <table:table-row table:style-name="ro1">
          <table:table-cell office:value-type="float" office:value="707456" calcext:value-type="float">
            <text:p>707456</text:p>
          </table:table-cell>
        </table:table-row>
        <table:table-row table:style-name="ro1">
          <table:table-cell office:value-type="float" office:value="707133" calcext:value-type="float">
            <text:p>707133</text:p>
          </table:table-cell>
        </table:table-row>
        <table:table-row table:style-name="ro1">
          <table:table-cell office:value-type="float" office:value="703465" calcext:value-type="float">
            <text:p>703465</text:p>
          </table:table-cell>
        </table:table-row>
        <table:table-row table:style-name="ro1">
          <table:table-cell office:value-type="float" office:value="706303" calcext:value-type="float">
            <text:p>706303</text:p>
          </table:table-cell>
        </table:table-row>
        <table:table-row table:style-name="ro1">
          <table:table-cell office:value-type="float" office:value="702615" calcext:value-type="float">
            <text:p>702615</text:p>
          </table:table-cell>
        </table:table-row>
        <table:table-row table:style-name="ro1">
          <table:table-cell office:value-type="float" office:value="704909" calcext:value-type="float">
            <text:p>704909</text:p>
          </table:table-cell>
        </table:table-row>
        <table:table-row table:style-name="ro1">
          <table:table-cell office:value-type="float" office:value="699926" calcext:value-type="float">
            <text:p>699926</text:p>
          </table:table-cell>
        </table:table-row>
        <table:table-row table:style-name="ro1">
          <table:table-cell office:value-type="float" office:value="705508" calcext:value-type="float">
            <text:p>705508</text:p>
          </table:table-cell>
        </table:table-row>
        <table:table-row table:style-name="ro1">
          <table:table-cell office:value-type="float" office:value="701154" calcext:value-type="float">
            <text:p>701154</text:p>
          </table:table-cell>
        </table:table-row>
        <table:table-row table:style-name="ro1">
          <table:table-cell office:value-type="float" office:value="702943" calcext:value-type="float">
            <text:p>702943</text:p>
          </table:table-cell>
        </table:table-row>
        <table:table-row table:style-name="ro1">
          <table:table-cell office:value-type="float" office:value="699744" calcext:value-type="float">
            <text:p>699744</text:p>
          </table:table-cell>
        </table:table-row>
        <table:table-row table:style-name="ro1">
          <table:table-cell office:value-type="float" office:value="703311" calcext:value-type="float">
            <text:p>703311</text:p>
          </table:table-cell>
        </table:table-row>
        <table:table-row table:style-name="ro1">
          <table:table-cell office:value-type="float" office:value="701901" calcext:value-type="float">
            <text:p>701901</text:p>
          </table:table-cell>
        </table:table-row>
        <table:table-row table:style-name="ro1">
          <table:table-cell office:value-type="float" office:value="702932" calcext:value-type="float">
            <text:p>702932</text:p>
          </table:table-cell>
        </table:table-row>
        <table:table-row table:style-name="ro1">
          <table:table-cell office:value-type="float" office:value="699659" calcext:value-type="float">
            <text:p>699659</text:p>
          </table:table-cell>
        </table:table-row>
        <table:table-row table:style-name="ro1">
          <table:table-cell office:value-type="float" office:value="699897" calcext:value-type="float">
            <text:p>699897</text:p>
          </table:table-cell>
        </table:table-row>
        <table:table-row table:style-name="ro1">
          <table:table-cell office:value-type="float" office:value="697095" calcext:value-type="float">
            <text:p>697095</text:p>
          </table:table-cell>
        </table:table-row>
        <table:table-row table:style-name="ro1">
          <table:table-cell office:value-type="float" office:value="700630" calcext:value-type="float">
            <text:p>700630</text:p>
          </table:table-cell>
        </table:table-row>
        <table:table-row table:style-name="ro1">
          <table:table-cell office:value-type="float" office:value="697159" calcext:value-type="float">
            <text:p>697159</text:p>
          </table:table-cell>
        </table:table-row>
        <table:table-row table:style-name="ro1">
          <table:table-cell office:value-type="float" office:value="700380" calcext:value-type="float">
            <text:p>700380</text:p>
          </table:table-cell>
        </table:table-row>
        <table:table-row table:style-name="ro1">
          <table:table-cell office:value-type="float" office:value="704499" calcext:value-type="float">
            <text:p>704499</text:p>
          </table:table-cell>
        </table:table-row>
        <table:table-row table:style-name="ro1">
          <table:table-cell office:value-type="float" office:value="697191" calcext:value-type="float">
            <text:p>697191</text:p>
          </table:table-cell>
        </table:table-row>
        <table:table-row table:style-name="ro1">
          <table:table-cell office:value-type="float" office:value="700845" calcext:value-type="float">
            <text:p>700845</text:p>
          </table:table-cell>
        </table:table-row>
        <table:table-row table:style-name="ro1">
          <table:table-cell office:value-type="float" office:value="701414" calcext:value-type="float">
            <text:p>701414</text:p>
          </table:table-cell>
        </table:table-row>
        <table:table-row table:style-name="ro1">
          <table:table-cell office:value-type="float" office:value="694911" calcext:value-type="float">
            <text:p>694911</text:p>
          </table:table-cell>
        </table:table-row>
        <table:table-row table:style-name="ro1">
          <table:table-cell office:value-type="float" office:value="695810" calcext:value-type="float">
            <text:p>695810</text:p>
          </table:table-cell>
        </table:table-row>
        <table:table-row table:style-name="ro1">
          <table:table-cell office:value-type="float" office:value="700797" calcext:value-type="float">
            <text:p>700797</text:p>
          </table:table-cell>
        </table:table-row>
        <table:table-row table:style-name="ro1">
          <table:table-cell office:value-type="float" office:value="699666" calcext:value-type="float">
            <text:p>699666</text:p>
          </table:table-cell>
        </table:table-row>
        <table:table-row table:style-name="ro1">
          <table:table-cell office:value-type="float" office:value="698470" calcext:value-type="float">
            <text:p>698470</text:p>
          </table:table-cell>
        </table:table-row>
        <table:table-row table:style-name="ro1">
          <table:table-cell office:value-type="float" office:value="693424" calcext:value-type="float">
            <text:p>693424</text:p>
          </table:table-cell>
        </table:table-row>
        <table:table-row table:style-name="ro1">
          <table:table-cell office:value-type="float" office:value="695575" calcext:value-type="float">
            <text:p>695575</text:p>
          </table:table-cell>
        </table:table-row>
        <table:table-row table:style-name="ro1">
          <table:table-cell office:value-type="float" office:value="696976" calcext:value-type="float">
            <text:p>696976</text:p>
          </table:table-cell>
        </table:table-row>
        <table:table-row table:style-name="ro1">
          <table:table-cell office:value-type="float" office:value="693267" calcext:value-type="float">
            <text:p>693267</text:p>
          </table:table-cell>
        </table:table-row>
        <table:table-row table:style-name="ro1">
          <table:table-cell office:value-type="float" office:value="695812" calcext:value-type="float">
            <text:p>695812</text:p>
          </table:table-cell>
        </table:table-row>
        <table:table-row table:style-name="ro1">
          <table:table-cell office:value-type="float" office:value="695892" calcext:value-type="float">
            <text:p>695892</text:p>
          </table:table-cell>
        </table:table-row>
        <table:table-row table:style-name="ro1">
          <table:table-cell office:value-type="float" office:value="691555" calcext:value-type="float">
            <text:p>691555</text:p>
          </table:table-cell>
        </table:table-row>
        <table:table-row table:style-name="ro1">
          <table:table-cell office:value-type="float" office:value="692386" calcext:value-type="float">
            <text:p>692386</text:p>
          </table:table-cell>
        </table:table-row>
        <table:table-row table:style-name="ro1">
          <table:table-cell office:value-type="float" office:value="689913" calcext:value-type="float">
            <text:p>689913</text:p>
          </table:table-cell>
        </table:table-row>
        <table:table-row table:style-name="ro1">
          <table:table-cell office:value-type="float" office:value="692540" calcext:value-type="float">
            <text:p>692540</text:p>
          </table:table-cell>
        </table:table-row>
        <table:table-row table:style-name="ro1">
          <table:table-cell office:value-type="float" office:value="693695" calcext:value-type="float">
            <text:p>693695</text:p>
          </table:table-cell>
        </table:table-row>
        <table:table-row table:style-name="ro1">
          <table:table-cell office:value-type="float" office:value="691849" calcext:value-type="float">
            <text:p>691849</text:p>
          </table:table-cell>
        </table:table-row>
        <table:table-row table:style-name="ro1">
          <table:table-cell office:value-type="float" office:value="689196" calcext:value-type="float">
            <text:p>689196</text:p>
          </table:table-cell>
        </table:table-row>
        <table:table-row table:style-name="ro1">
          <table:table-cell office:value-type="float" office:value="691819" calcext:value-type="float">
            <text:p>691819</text:p>
          </table:table-cell>
        </table:table-row>
        <table:table-row table:style-name="ro1">
          <table:table-cell office:value-type="float" office:value="688671" calcext:value-type="float">
            <text:p>688671</text:p>
          </table:table-cell>
        </table:table-row>
        <table:table-row table:style-name="ro1">
          <table:table-cell office:value-type="float" office:value="691509" calcext:value-type="float">
            <text:p>691509</text:p>
          </table:table-cell>
        </table:table-row>
        <table:table-row table:style-name="ro1">
          <table:table-cell office:value-type="float" office:value="688856" calcext:value-type="float">
            <text:p>688856</text:p>
          </table:table-cell>
        </table:table-row>
        <table:table-row table:style-name="ro1">
          <table:table-cell office:value-type="float" office:value="692560" calcext:value-type="float">
            <text:p>692560</text:p>
          </table:table-cell>
        </table:table-row>
        <table:table-row table:style-name="ro1">
          <table:table-cell office:value-type="float" office:value="682978" calcext:value-type="float">
            <text:p>682978</text:p>
          </table:table-cell>
        </table:table-row>
        <table:table-row table:style-name="ro1">
          <table:table-cell office:value-type="float" office:value="686540" calcext:value-type="float">
            <text:p>686540</text:p>
          </table:table-cell>
        </table:table-row>
        <table:table-row table:style-name="ro1">
          <table:table-cell office:value-type="float" office:value="686488" calcext:value-type="float">
            <text:p>686488</text:p>
          </table:table-cell>
        </table:table-row>
        <table:table-row table:style-name="ro1">
          <table:table-cell office:value-type="float" office:value="685885" calcext:value-type="float">
            <text:p>685885</text:p>
          </table:table-cell>
        </table:table-row>
        <table:table-row table:style-name="ro1">
          <table:table-cell office:value-type="float" office:value="687197" calcext:value-type="float">
            <text:p>687197</text:p>
          </table:table-cell>
        </table:table-row>
        <table:table-row table:style-name="ro1">
          <table:table-cell office:value-type="float" office:value="684965" calcext:value-type="float">
            <text:p>684965</text:p>
          </table:table-cell>
        </table:table-row>
        <table:table-row table:style-name="ro1">
          <table:table-cell office:value-type="float" office:value="686384" calcext:value-type="float">
            <text:p>686384</text:p>
          </table:table-cell>
        </table:table-row>
        <table:table-row table:style-name="ro1">
          <table:table-cell office:value-type="float" office:value="682827" calcext:value-type="float">
            <text:p>682827</text:p>
          </table:table-cell>
        </table:table-row>
        <table:table-row table:style-name="ro1">
          <table:table-cell office:value-type="float" office:value="682266" calcext:value-type="float">
            <text:p>682266</text:p>
          </table:table-cell>
        </table:table-row>
        <table:table-row table:style-name="ro1">
          <table:table-cell office:value-type="float" office:value="683169" calcext:value-type="float">
            <text:p>683169</text:p>
          </table:table-cell>
        </table:table-row>
        <table:table-row table:style-name="ro1">
          <table:table-cell office:value-type="float" office:value="684051" calcext:value-type="float">
            <text:p>684051</text:p>
          </table:table-cell>
        </table:table-row>
        <table:table-row table:style-name="ro1">
          <table:table-cell office:value-type="float" office:value="683212" calcext:value-type="float">
            <text:p>683212</text:p>
          </table:table-cell>
        </table:table-row>
        <table:table-row table:style-name="ro1">
          <table:table-cell office:value-type="float" office:value="685293" calcext:value-type="float">
            <text:p>685293</text:p>
          </table:table-cell>
        </table:table-row>
        <table:table-row table:style-name="ro1">
          <table:table-cell office:value-type="float" office:value="684227" calcext:value-type="float">
            <text:p>684227</text:p>
          </table:table-cell>
        </table:table-row>
        <table:table-row table:style-name="ro1">
          <table:table-cell office:value-type="float" office:value="681443" calcext:value-type="float">
            <text:p>681443</text:p>
          </table:table-cell>
        </table:table-row>
        <table:table-row table:style-name="ro1">
          <table:table-cell office:value-type="float" office:value="684487" calcext:value-type="float">
            <text:p>684487</text:p>
          </table:table-cell>
        </table:table-row>
        <table:table-row table:style-name="ro1">
          <table:table-cell office:value-type="float" office:value="681935" calcext:value-type="float">
            <text:p>681935</text:p>
          </table:table-cell>
        </table:table-row>
        <table:table-row table:style-name="ro1">
          <table:table-cell office:value-type="float" office:value="682710" calcext:value-type="float">
            <text:p>682710</text:p>
          </table:table-cell>
        </table:table-row>
        <table:table-row table:style-name="ro1">
          <table:table-cell office:value-type="float" office:value="680911" calcext:value-type="float">
            <text:p>680911</text:p>
          </table:table-cell>
        </table:table-row>
        <table:table-row table:style-name="ro1">
          <table:table-cell office:value-type="float" office:value="681049" calcext:value-type="float">
            <text:p>681049</text:p>
          </table:table-cell>
        </table:table-row>
        <table:table-row table:style-name="ro1">
          <table:table-cell office:value-type="float" office:value="678802" calcext:value-type="float">
            <text:p>678802</text:p>
          </table:table-cell>
        </table:table-row>
        <table:table-row table:style-name="ro1">
          <table:table-cell office:value-type="float" office:value="680184" calcext:value-type="float">
            <text:p>680184</text:p>
          </table:table-cell>
        </table:table-row>
        <table:table-row table:style-name="ro1">
          <table:table-cell office:value-type="float" office:value="676296" calcext:value-type="float">
            <text:p>676296</text:p>
          </table:table-cell>
        </table:table-row>
        <table:table-row table:style-name="ro1">
          <table:table-cell office:value-type="float" office:value="679263" calcext:value-type="float">
            <text:p>679263</text:p>
          </table:table-cell>
        </table:table-row>
        <table:table-row table:style-name="ro1">
          <table:table-cell office:value-type="float" office:value="677333" calcext:value-type="float">
            <text:p>677333</text:p>
          </table:table-cell>
        </table:table-row>
        <table:table-row table:style-name="ro1">
          <table:table-cell office:value-type="float" office:value="677628" calcext:value-type="float">
            <text:p>677628</text:p>
          </table:table-cell>
        </table:table-row>
        <table:table-row table:style-name="ro1">
          <table:table-cell office:value-type="float" office:value="676070" calcext:value-type="float">
            <text:p>676070</text:p>
          </table:table-cell>
        </table:table-row>
        <table:table-row table:style-name="ro1">
          <table:table-cell office:value-type="float" office:value="677474" calcext:value-type="float">
            <text:p>677474</text:p>
          </table:table-cell>
        </table:table-row>
        <table:table-row table:style-name="ro1">
          <table:table-cell office:value-type="float" office:value="676235" calcext:value-type="float">
            <text:p>676235</text:p>
          </table:table-cell>
        </table:table-row>
        <table:table-row table:style-name="ro1">
          <table:table-cell office:value-type="float" office:value="676626" calcext:value-type="float">
            <text:p>676626</text:p>
          </table:table-cell>
        </table:table-row>
        <table:table-row table:style-name="ro1">
          <table:table-cell office:value-type="float" office:value="673921" calcext:value-type="float">
            <text:p>673921</text:p>
          </table:table-cell>
        </table:table-row>
        <table:table-row table:style-name="ro1">
          <table:table-cell office:value-type="float" office:value="675667" calcext:value-type="float">
            <text:p>675667</text:p>
          </table:table-cell>
        </table:table-row>
        <table:table-row table:style-name="ro1">
          <table:table-cell office:value-type="float" office:value="677015" calcext:value-type="float">
            <text:p>677015</text:p>
          </table:table-cell>
        </table:table-row>
        <table:table-row table:style-name="ro1">
          <table:table-cell office:value-type="float" office:value="670192" calcext:value-type="float">
            <text:p>670192</text:p>
          </table:table-cell>
        </table:table-row>
        <table:table-row table:style-name="ro1">
          <table:table-cell office:value-type="float" office:value="673195" calcext:value-type="float">
            <text:p>673195</text:p>
          </table:table-cell>
        </table:table-row>
        <table:table-row table:style-name="ro1">
          <table:table-cell office:value-type="float" office:value="672922" calcext:value-type="float">
            <text:p>672922</text:p>
          </table:table-cell>
        </table:table-row>
        <table:table-row table:style-name="ro1">
          <table:table-cell office:value-type="float" office:value="674025" calcext:value-type="float">
            <text:p>674025</text:p>
          </table:table-cell>
        </table:table-row>
        <table:table-row table:style-name="ro1">
          <table:table-cell office:value-type="float" office:value="671882" calcext:value-type="float">
            <text:p>671882</text:p>
          </table:table-cell>
        </table:table-row>
        <table:table-row table:style-name="ro1">
          <table:table-cell office:value-type="float" office:value="673155" calcext:value-type="float">
            <text:p>673155</text:p>
          </table:table-cell>
        </table:table-row>
        <table:table-row table:style-name="ro1">
          <table:table-cell office:value-type="float" office:value="667913" calcext:value-type="float">
            <text:p>667913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</table:table-row>
        <table:table-row table:style-name="ro1">
          <table:table-cell office:value-type="float" office:value="672364" calcext:value-type="float">
            <text:p>672364</text:p>
          </table:table-cell>
        </table:table-row>
        <table:table-row table:style-name="ro1">
          <table:table-cell office:value-type="float" office:value="670029" calcext:value-type="float">
            <text:p>670029</text:p>
          </table:table-cell>
        </table:table-row>
        <table:table-row table:style-name="ro1">
          <table:table-cell office:value-type="float" office:value="673096" calcext:value-type="float">
            <text:p>673096</text:p>
          </table:table-cell>
        </table:table-row>
        <table:table-row table:style-name="ro1">
          <table:table-cell office:value-type="float" office:value="668897" calcext:value-type="float">
            <text:p>668897</text:p>
          </table:table-cell>
        </table:table-row>
        <table:table-row table:style-name="ro1">
          <table:table-cell office:value-type="float" office:value="666731" calcext:value-type="float">
            <text:p>666731</text:p>
          </table:table-cell>
        </table:table-row>
        <table:table-row table:style-name="ro1">
          <table:table-cell office:value-type="float" office:value="667401" calcext:value-type="float">
            <text:p>667401</text:p>
          </table:table-cell>
        </table:table-row>
        <table:table-row table:style-name="ro1">
          <table:table-cell office:value-type="float" office:value="667609" calcext:value-type="float">
            <text:p>667609</text:p>
          </table:table-cell>
        </table:table-row>
        <table:table-row table:style-name="ro1">
          <table:table-cell office:value-type="float" office:value="666095" calcext:value-type="float">
            <text:p>666095</text:p>
          </table:table-cell>
        </table:table-row>
        <table:table-row table:style-name="ro1">
          <table:table-cell office:value-type="float" office:value="669604" calcext:value-type="float">
            <text:p>669604</text:p>
          </table:table-cell>
        </table:table-row>
        <table:table-row table:style-name="ro1">
          <table:table-cell office:value-type="float" office:value="666344" calcext:value-type="float">
            <text:p>666344</text:p>
          </table:table-cell>
        </table:table-row>
        <table:table-row table:style-name="ro1">
          <table:table-cell office:value-type="float" office:value="667465" calcext:value-type="float">
            <text:p>667465</text:p>
          </table:table-cell>
        </table:table-row>
        <table:table-row table:style-name="ro1">
          <table:table-cell office:value-type="float" office:value="664453" calcext:value-type="float">
            <text:p>664453</text:p>
          </table:table-cell>
        </table:table-row>
        <table:table-row table:style-name="ro1">
          <table:table-cell office:value-type="float" office:value="664735" calcext:value-type="float">
            <text:p>664735</text:p>
          </table:table-cell>
        </table:table-row>
        <table:table-row table:style-name="ro1">
          <table:table-cell office:value-type="float" office:value="666879" calcext:value-type="float">
            <text:p>666879</text:p>
          </table:table-cell>
        </table:table-row>
        <table:table-row table:style-name="ro1">
          <table:table-cell office:value-type="float" office:value="664783" calcext:value-type="float">
            <text:p>664783</text:p>
          </table:table-cell>
        </table:table-row>
        <table:table-row table:style-name="ro1">
          <table:table-cell office:value-type="float" office:value="666578" calcext:value-type="float">
            <text:p>666578</text:p>
          </table:table-cell>
        </table:table-row>
        <table:table-row table:style-name="ro1">
          <table:table-cell office:value-type="float" office:value="666212" calcext:value-type="float">
            <text:p>666212</text:p>
          </table:table-cell>
        </table:table-row>
        <table:table-row table:style-name="ro1">
          <table:table-cell office:value-type="float" office:value="662543" calcext:value-type="float">
            <text:p>662543</text:p>
          </table:table-cell>
        </table:table-row>
        <table:table-row table:style-name="ro1">
          <table:table-cell office:value-type="float" office:value="662395" calcext:value-type="float">
            <text:p>662395</text:p>
          </table:table-cell>
        </table:table-row>
        <table:table-row table:style-name="ro1">
          <table:table-cell office:value-type="float" office:value="663418" calcext:value-type="float">
            <text:p>663418</text:p>
          </table:table-cell>
        </table:table-row>
        <table:table-row table:style-name="ro1">
          <table:table-cell office:value-type="float" office:value="662037" calcext:value-type="float">
            <text:p>662037</text:p>
          </table:table-cell>
        </table:table-row>
        <table:table-row table:style-name="ro1">
          <table:table-cell office:value-type="float" office:value="662915" calcext:value-type="float">
            <text:p>662915</text:p>
          </table:table-cell>
        </table:table-row>
        <table:table-row table:style-name="ro1">
          <table:table-cell office:value-type="float" office:value="661513" calcext:value-type="float">
            <text:p>661513</text:p>
          </table:table-cell>
        </table:table-row>
        <table:table-row table:style-name="ro1">
          <table:table-cell office:value-type="float" office:value="664408" calcext:value-type="float">
            <text:p>664408</text:p>
          </table:table-cell>
        </table:table-row>
        <table:table-row table:style-name="ro1">
          <table:table-cell office:value-type="float" office:value="661240" calcext:value-type="float">
            <text:p>661240</text:p>
          </table:table-cell>
        </table:table-row>
        <table:table-row table:style-name="ro1">
          <table:table-cell office:value-type="float" office:value="666134" calcext:value-type="float">
            <text:p>666134</text:p>
          </table:table-cell>
        </table:table-row>
        <table:table-row table:style-name="ro1">
          <table:table-cell office:value-type="float" office:value="659438" calcext:value-type="float">
            <text:p>659438</text:p>
          </table:table-cell>
        </table:table-row>
        <table:table-row table:style-name="ro1">
          <table:table-cell office:value-type="float" office:value="659539" calcext:value-type="float">
            <text:p>659539</text:p>
          </table:table-cell>
        </table:table-row>
        <table:table-row table:style-name="ro1">
          <table:table-cell office:value-type="float" office:value="660523" calcext:value-type="float">
            <text:p>660523</text:p>
          </table:table-cell>
        </table:table-row>
        <table:table-row table:style-name="ro1">
          <table:table-cell office:value-type="float" office:value="658544" calcext:value-type="float">
            <text:p>658544</text:p>
          </table:table-cell>
        </table:table-row>
        <table:table-row table:style-name="ro1">
          <table:table-cell office:value-type="float" office:value="658890" calcext:value-type="float">
            <text:p>658890</text:p>
          </table:table-cell>
        </table:table-row>
        <table:table-row table:style-name="ro1">
          <table:table-cell office:value-type="float" office:value="660371" calcext:value-type="float">
            <text:p>660371</text:p>
          </table:table-cell>
        </table:table-row>
        <table:table-row table:style-name="ro1">
          <table:table-cell office:value-type="float" office:value="658329" calcext:value-type="float">
            <text:p>658329</text:p>
          </table:table-cell>
        </table:table-row>
        <table:table-row table:style-name="ro1">
          <table:table-cell office:value-type="float" office:value="661436" calcext:value-type="float">
            <text:p>661436</text:p>
          </table:table-cell>
        </table:table-row>
        <table:table-row table:style-name="ro1">
          <table:table-cell office:value-type="float" office:value="657470" calcext:value-type="float">
            <text:p>657470</text:p>
          </table:table-cell>
        </table:table-row>
        <table:table-row table:style-name="ro1">
          <table:table-cell office:value-type="float" office:value="660461" calcext:value-type="float">
            <text:p>660461</text:p>
          </table:table-cell>
        </table:table-row>
        <table:table-row table:style-name="ro1">
          <table:table-cell office:value-type="float" office:value="661898" calcext:value-type="float">
            <text:p>661898</text:p>
          </table:table-cell>
        </table:table-row>
        <table:table-row table:style-name="ro1">
          <table:table-cell office:value-type="float" office:value="658574" calcext:value-type="float">
            <text:p>658574</text:p>
          </table:table-cell>
        </table:table-row>
        <table:table-row table:style-name="ro1">
          <table:table-cell office:value-type="float" office:value="655244" calcext:value-type="float">
            <text:p>655244</text:p>
          </table:table-cell>
        </table:table-row>
        <table:table-row table:style-name="ro1">
          <table:table-cell office:value-type="float" office:value="658074" calcext:value-type="float">
            <text:p>658074</text:p>
          </table:table-cell>
        </table:table-row>
        <table:table-row table:style-name="ro1">
          <table:table-cell office:value-type="float" office:value="656349" calcext:value-type="float">
            <text:p>656349</text:p>
          </table:table-cell>
        </table:table-row>
        <table:table-row table:style-name="ro1">
          <table:table-cell office:value-type="float" office:value="659709" calcext:value-type="float">
            <text:p>659709</text:p>
          </table:table-cell>
        </table:table-row>
        <table:table-row table:style-name="ro1">
          <table:table-cell office:value-type="float" office:value="661264" calcext:value-type="float">
            <text:p>661264</text:p>
          </table:table-cell>
        </table:table-row>
        <table:table-row table:style-name="ro1">
          <table:table-cell office:value-type="float" office:value="656287" calcext:value-type="float">
            <text:p>656287</text:p>
          </table:table-cell>
        </table:table-row>
        <table:table-row table:style-name="ro1">
          <table:table-cell office:value-type="float" office:value="653069" calcext:value-type="float">
            <text:p>653069</text:p>
          </table:table-cell>
        </table:table-row>
        <table:table-row table:style-name="ro1">
          <table:table-cell office:value-type="float" office:value="655975" calcext:value-type="float">
            <text:p>655975</text:p>
          </table:table-cell>
        </table:table-row>
        <table:table-row table:style-name="ro1">
          <table:table-cell office:value-type="float" office:value="653917" calcext:value-type="float">
            <text:p>653917</text:p>
          </table:table-cell>
        </table:table-row>
        <table:table-row table:style-name="ro1">
          <table:table-cell office:value-type="float" office:value="657087" calcext:value-type="float">
            <text:p>657087</text:p>
          </table:table-cell>
        </table:table-row>
        <table:table-row table:style-name="ro1">
          <table:table-cell office:value-type="float" office:value="653417" calcext:value-type="float">
            <text:p>653417</text:p>
          </table:table-cell>
        </table:table-row>
        <table:table-row table:style-name="ro1">
          <table:table-cell office:value-type="float" office:value="655434" calcext:value-type="float">
            <text:p>655434</text:p>
          </table:table-cell>
        </table:table-row>
        <table:table-row table:style-name="ro1">
          <table:table-cell office:value-type="float" office:value="655496" calcext:value-type="float">
            <text:p>655496</text:p>
          </table:table-cell>
        </table:table-row>
        <table:table-row table:style-name="ro1">
          <table:table-cell office:value-type="float" office:value="654047" calcext:value-type="float">
            <text:p>654047</text:p>
          </table:table-cell>
        </table:table-row>
        <table:table-row table:style-name="ro1">
          <table:table-cell office:value-type="float" office:value="650518" calcext:value-type="float">
            <text:p>650518</text:p>
          </table:table-cell>
        </table:table-row>
        <table:table-row table:style-name="ro1">
          <table:table-cell office:value-type="float" office:value="654486" calcext:value-type="float">
            <text:p>654486</text:p>
          </table:table-cell>
        </table:table-row>
        <table:table-row table:style-name="ro1">
          <table:table-cell office:value-type="float" office:value="654153" calcext:value-type="float">
            <text:p>654153</text:p>
          </table:table-cell>
        </table:table-row>
        <table:table-row table:style-name="ro1">
          <table:table-cell office:value-type="float" office:value="653824" calcext:value-type="float">
            <text:p>653824</text:p>
          </table:table-cell>
        </table:table-row>
        <table:table-row table:style-name="ro1">
          <table:table-cell office:value-type="float" office:value="652712" calcext:value-type="float">
            <text:p>652712</text:p>
          </table:table-cell>
        </table:table-row>
        <table:table-row table:style-name="ro1">
          <table:table-cell office:value-type="float" office:value="653198" calcext:value-type="float">
            <text:p>653198</text:p>
          </table:table-cell>
        </table:table-row>
        <table:table-row table:style-name="ro1">
          <table:table-cell office:value-type="float" office:value="651651" calcext:value-type="float">
            <text:p>651651</text:p>
          </table:table-cell>
        </table:table-row>
        <table:table-row table:style-name="ro1">
          <table:table-cell office:value-type="float" office:value="651554" calcext:value-type="float">
            <text:p>651554</text:p>
          </table:table-cell>
        </table:table-row>
        <table:table-row table:style-name="ro1">
          <table:table-cell office:value-type="float" office:value="653370" calcext:value-type="float">
            <text:p>653370</text:p>
          </table:table-cell>
        </table:table-row>
        <table:table-row table:style-name="ro1">
          <table:table-cell office:value-type="float" office:value="651239" calcext:value-type="float">
            <text:p>651239</text:p>
          </table:table-cell>
        </table:table-row>
        <table:table-row table:style-name="ro1">
          <table:table-cell office:value-type="float" office:value="652206" calcext:value-type="float">
            <text:p>652206</text:p>
          </table:table-cell>
        </table:table-row>
        <table:table-row table:style-name="ro1">
          <table:table-cell office:value-type="float" office:value="649442" calcext:value-type="float">
            <text:p>649442</text:p>
          </table:table-cell>
        </table:table-row>
        <table:table-row table:style-name="ro1">
          <table:table-cell office:value-type="float" office:value="652088" calcext:value-type="float">
            <text:p>652088</text:p>
          </table:table-cell>
        </table:table-row>
        <table:table-row table:style-name="ro1">
          <table:table-cell office:value-type="float" office:value="648683" calcext:value-type="float">
            <text:p>648683</text:p>
          </table:table-cell>
        </table:table-row>
        <table:table-row table:style-name="ro1">
          <table:table-cell office:value-type="float" office:value="648854" calcext:value-type="float">
            <text:p>648854</text:p>
          </table:table-cell>
        </table:table-row>
        <table:table-row table:style-name="ro1">
          <table:table-cell office:value-type="float" office:value="648645" calcext:value-type="float">
            <text:p>648645</text:p>
          </table:table-cell>
        </table:table-row>
        <table:table-row table:style-name="ro1">
          <table:table-cell office:value-type="float" office:value="649340" calcext:value-type="float">
            <text:p>649340</text:p>
          </table:table-cell>
        </table:table-row>
        <table:table-row table:style-name="ro1">
          <table:table-cell office:value-type="float" office:value="647900" calcext:value-type="float">
            <text:p>647900</text:p>
          </table:table-cell>
        </table:table-row>
        <table:table-row table:style-name="ro1">
          <table:table-cell office:value-type="float" office:value="649617" calcext:value-type="float">
            <text:p>649617</text:p>
          </table:table-cell>
        </table:table-row>
        <table:table-row table:style-name="ro1">
          <table:table-cell office:value-type="float" office:value="645693" calcext:value-type="float">
            <text:p>645693</text:p>
          </table:table-cell>
        </table:table-row>
        <table:table-row table:style-name="ro1">
          <table:table-cell office:value-type="float" office:value="648586" calcext:value-type="float">
            <text:p>648586</text:p>
          </table:table-cell>
        </table:table-row>
        <table:table-row table:style-name="ro1">
          <table:table-cell office:value-type="float" office:value="645880" calcext:value-type="float">
            <text:p>645880</text:p>
          </table:table-cell>
        </table:table-row>
        <table:table-row table:style-name="ro1">
          <table:table-cell office:value-type="float" office:value="648742" calcext:value-type="float">
            <text:p>648742</text:p>
          </table:table-cell>
        </table:table-row>
        <table:table-row table:style-name="ro1">
          <table:table-cell office:value-type="float" office:value="644831" calcext:value-type="float">
            <text:p>644831</text:p>
          </table:table-cell>
        </table:table-row>
        <table:table-row table:style-name="ro1">
          <table:table-cell office:value-type="float" office:value="647205" calcext:value-type="float">
            <text:p>647205</text:p>
          </table:table-cell>
        </table:table-row>
        <table:table-row table:style-name="ro1">
          <table:table-cell office:value-type="float" office:value="643492" calcext:value-type="float">
            <text:p>643492</text:p>
          </table:table-cell>
        </table:table-row>
        <table:table-row table:style-name="ro1">
          <table:table-cell office:value-type="float" office:value="647304" calcext:value-type="float">
            <text:p>647304</text:p>
          </table:table-cell>
        </table:table-row>
        <table:table-row table:style-name="ro1">
          <table:table-cell office:value-type="float" office:value="643129" calcext:value-type="float">
            <text:p>643129</text:p>
          </table:table-cell>
        </table:table-row>
        <table:table-row table:style-name="ro1">
          <table:table-cell office:value-type="float" office:value="645666" calcext:value-type="float">
            <text:p>645666</text:p>
          </table:table-cell>
        </table:table-row>
        <table:table-row table:style-name="ro1">
          <table:table-cell office:value-type="float" office:value="646290" calcext:value-type="float">
            <text:p>646290</text:p>
          </table:table-cell>
        </table:table-row>
        <table:table-row table:style-name="ro1">
          <table:table-cell office:value-type="float" office:value="648273" calcext:value-type="float">
            <text:p>648273</text:p>
          </table:table-cell>
        </table:table-row>
        <table:table-row table:style-name="ro1">
          <table:table-cell office:value-type="float" office:value="645283" calcext:value-type="float">
            <text:p>645283</text:p>
          </table:table-cell>
        </table:table-row>
        <table:table-row table:style-name="ro1">
          <table:table-cell office:value-type="float" office:value="642955" calcext:value-type="float">
            <text:p>642955</text:p>
          </table:table-cell>
        </table:table-row>
        <table:table-row table:style-name="ro1">
          <table:table-cell office:value-type="float" office:value="643779" calcext:value-type="float">
            <text:p>643779</text:p>
          </table:table-cell>
        </table:table-row>
        <table:table-row table:style-name="ro1">
          <table:table-cell office:value-type="float" office:value="644697" calcext:value-type="float">
            <text:p>644697</text:p>
          </table:table-cell>
        </table:table-row>
        <table:table-row table:style-name="ro1">
          <table:table-cell office:value-type="float" office:value="644186" calcext:value-type="float">
            <text:p>644186</text:p>
          </table:table-cell>
        </table:table-row>
        <table:table-row table:style-name="ro1">
          <table:table-cell office:value-type="float" office:value="644312" calcext:value-type="float">
            <text:p>644312</text:p>
          </table:table-cell>
        </table:table-row>
        <table:table-row table:style-name="ro1">
          <table:table-cell office:value-type="float" office:value="641018" calcext:value-type="float">
            <text:p>641018</text:p>
          </table:table-cell>
        </table:table-row>
        <table:table-row table:style-name="ro1">
          <table:table-cell office:value-type="float" office:value="643441" calcext:value-type="float">
            <text:p>643441</text:p>
          </table:table-cell>
        </table:table-row>
        <table:table-row table:style-name="ro1">
          <table:table-cell office:value-type="float" office:value="640559" calcext:value-type="float">
            <text:p>640559</text:p>
          </table:table-cell>
        </table:table-row>
        <table:table-row table:style-name="ro1">
          <table:table-cell office:value-type="float" office:value="640768" calcext:value-type="float">
            <text:p>640768</text:p>
          </table:table-cell>
        </table:table-row>
        <table:table-row table:style-name="ro1">
          <table:table-cell office:value-type="float" office:value="640087" calcext:value-type="float">
            <text:p>640087</text:p>
          </table:table-cell>
        </table:table-row>
        <table:table-row table:style-name="ro1">
          <table:table-cell office:value-type="float" office:value="640895" calcext:value-type="float">
            <text:p>640895</text:p>
          </table:table-cell>
        </table:table-row>
        <table:table-row table:style-name="ro1">
          <table:table-cell office:value-type="float" office:value="641177" calcext:value-type="float">
            <text:p>641177</text:p>
          </table:table-cell>
        </table:table-row>
        <table:table-row table:style-name="ro1">
          <table:table-cell office:value-type="float" office:value="640042" calcext:value-type="float">
            <text:p>640042</text:p>
          </table:table-cell>
        </table:table-row>
        <table:table-row table:style-name="ro1">
          <table:table-cell office:value-type="float" office:value="639772" calcext:value-type="float">
            <text:p>639772</text:p>
          </table:table-cell>
        </table:table-row>
        <table:table-row table:style-name="ro1">
          <table:table-cell office:value-type="float" office:value="639308" calcext:value-type="float">
            <text:p>639308</text:p>
          </table:table-cell>
        </table:table-row>
        <table:table-row table:style-name="ro1">
          <table:table-cell office:value-type="float" office:value="641197" calcext:value-type="float">
            <text:p>641197</text:p>
          </table:table-cell>
        </table:table-row>
        <table:table-row table:style-name="ro1">
          <table:table-cell office:value-type="float" office:value="638788" calcext:value-type="float">
            <text:p>638788</text:p>
          </table:table-cell>
        </table:table-row>
        <table:table-row table:style-name="ro1">
          <table:table-cell office:value-type="float" office:value="638685" calcext:value-type="float">
            <text:p>638685</text:p>
          </table:table-cell>
        </table:table-row>
        <table:table-row table:style-name="ro1">
          <table:table-cell office:value-type="float" office:value="638255" calcext:value-type="float">
            <text:p>638255</text:p>
          </table:table-cell>
        </table:table-row>
        <table:table-row table:style-name="ro1">
          <table:table-cell office:value-type="float" office:value="642201" calcext:value-type="float">
            <text:p>642201</text:p>
          </table:table-cell>
        </table:table-row>
        <table:table-row table:style-name="ro1">
          <table:table-cell office:value-type="float" office:value="639246" calcext:value-type="float">
            <text:p>639246</text:p>
          </table:table-cell>
        </table:table-row>
        <table:table-row table:style-name="ro1">
          <table:table-cell office:value-type="float" office:value="637795" calcext:value-type="float">
            <text:p>637795</text:p>
          </table:table-cell>
        </table:table-row>
        <table:table-row table:style-name="ro1">
          <table:table-cell office:value-type="float" office:value="639004" calcext:value-type="float">
            <text:p>639004</text:p>
          </table:table-cell>
        </table:table-row>
        <table:table-row table:style-name="ro1">
          <table:table-cell office:value-type="float" office:value="637749" calcext:value-type="float">
            <text:p>637749</text:p>
          </table:table-cell>
        </table:table-row>
        <table:table-row table:style-name="ro1">
          <table:table-cell office:value-type="float" office:value="640714" calcext:value-type="float">
            <text:p>640714</text:p>
          </table:table-cell>
        </table:table-row>
        <table:table-row table:style-name="ro1">
          <table:table-cell office:value-type="float" office:value="639971" calcext:value-type="float">
            <text:p>639971</text:p>
          </table:table-cell>
        </table:table-row>
        <table:table-row table:style-name="ro1">
          <table:table-cell office:value-type="float" office:value="639364" calcext:value-type="float">
            <text:p>639364</text:p>
          </table:table-cell>
        </table:table-row>
        <table:table-row table:style-name="ro1">
          <table:table-cell office:value-type="float" office:value="639944" calcext:value-type="float">
            <text:p>639944</text:p>
          </table:table-cell>
        </table:table-row>
        <table:table-row table:style-name="ro1">
          <table:table-cell office:value-type="float" office:value="640212" calcext:value-type="float">
            <text:p>640212</text:p>
          </table:table-cell>
        </table:table-row>
        <table:table-row table:style-name="ro1">
          <table:table-cell office:value-type="float" office:value="641221" calcext:value-type="float">
            <text:p>641221</text:p>
          </table:table-cell>
        </table:table-row>
        <table:table-row table:style-name="ro1">
          <table:table-cell office:value-type="float" office:value="640254" calcext:value-type="float">
            <text:p>640254</text:p>
          </table:table-cell>
        </table:table-row>
        <table:table-row table:style-name="ro1">
          <table:table-cell office:value-type="float" office:value="643027" calcext:value-type="float">
            <text:p>643027</text:p>
          </table:table-cell>
        </table:table-row>
        <table:table-row table:style-name="ro1">
          <table:table-cell office:value-type="float" office:value="638569" calcext:value-type="float">
            <text:p>638569</text:p>
          </table:table-cell>
        </table:table-row>
        <table:table-row table:style-name="ro1">
          <table:table-cell office:value-type="float" office:value="640551" calcext:value-type="float">
            <text:p>640551</text:p>
          </table:table-cell>
        </table:table-row>
        <table:table-row table:style-name="ro1">
          <table:table-cell office:value-type="float" office:value="638290" calcext:value-type="float">
            <text:p>638290</text:p>
          </table:table-cell>
        </table:table-row>
        <table:table-row table:style-name="ro1">
          <table:table-cell office:value-type="float" office:value="639310" calcext:value-type="float">
            <text:p>639310</text:p>
          </table:table-cell>
        </table:table-row>
        <table:table-row table:style-name="ro1">
          <table:table-cell office:value-type="float" office:value="640080" calcext:value-type="float">
            <text:p>640080</text:p>
          </table:table-cell>
        </table:table-row>
        <table:table-row table:style-name="ro1">
          <table:table-cell office:value-type="float" office:value="637991" calcext:value-type="float">
            <text:p>637991</text:p>
          </table:table-cell>
        </table:table-row>
        <table:table-row table:style-name="ro1">
          <table:table-cell office:value-type="float" office:value="638072" calcext:value-type="float">
            <text:p>638072</text:p>
          </table:table-cell>
        </table:table-row>
        <table:table-row table:style-name="ro1">
          <table:table-cell office:value-type="float" office:value="638496" calcext:value-type="float">
            <text:p>638496</text:p>
          </table:table-cell>
        </table:table-row>
        <table:table-row table:style-name="ro1">
          <table:table-cell office:value-type="float" office:value="638580" calcext:value-type="float">
            <text:p>638580</text:p>
          </table:table-cell>
        </table:table-row>
        <table:table-row table:style-name="ro1">
          <table:table-cell office:value-type="float" office:value="640143" calcext:value-type="float">
            <text:p>640143</text:p>
          </table:table-cell>
        </table:table-row>
        <table:table-row table:style-name="ro1">
          <table:table-cell office:value-type="float" office:value="641623" calcext:value-type="float">
            <text:p>641623</text:p>
          </table:table-cell>
        </table:table-row>
        <table:table-row table:style-name="ro1">
          <table:table-cell office:value-type="float" office:value="639573" calcext:value-type="float">
            <text:p>639573</text:p>
          </table:table-cell>
        </table:table-row>
        <table:table-row table:style-name="ro1">
          <table:table-cell office:value-type="float" office:value="641629" calcext:value-type="float">
            <text:p>641629</text:p>
          </table:table-cell>
        </table:table-row>
        <table:table-row table:style-name="ro1">
          <table:table-cell office:value-type="float" office:value="639048" calcext:value-type="float">
            <text:p>639048</text:p>
          </table:table-cell>
        </table:table-row>
        <table:table-row table:style-name="ro1">
          <table:table-cell office:value-type="float" office:value="642768" calcext:value-type="float">
            <text:p>642768</text:p>
          </table:table-cell>
        </table:table-row>
        <table:table-row table:style-name="ro1">
          <table:table-cell office:value-type="float" office:value="638535" calcext:value-type="float">
            <text:p>638535</text:p>
          </table:table-cell>
        </table:table-row>
        <table:table-row table:style-name="ro1">
          <table:table-cell office:value-type="float" office:value="641708" calcext:value-type="float">
            <text:p>641708</text:p>
          </table:table-cell>
        </table:table-row>
        <table:table-row table:style-name="ro1">
          <table:table-cell office:value-type="float" office:value="637916" calcext:value-type="float">
            <text:p>637916</text:p>
          </table:table-cell>
        </table:table-row>
        <table:table-row table:style-name="ro1">
          <table:table-cell office:value-type="float" office:value="641959" calcext:value-type="float">
            <text:p>641959</text:p>
          </table:table-cell>
        </table:table-row>
        <table:table-row table:style-name="ro1">
          <table:table-cell office:value-type="float" office:value="640714" calcext:value-type="float">
            <text:p>640714</text:p>
          </table:table-cell>
        </table:table-row>
        <table:table-row table:style-name="ro1">
          <table:table-cell office:value-type="float" office:value="640371" calcext:value-type="float">
            <text:p>640371</text:p>
          </table:table-cell>
        </table:table-row>
        <table:table-row table:style-name="ro1">
          <table:table-cell office:value-type="float" office:value="640032" calcext:value-type="float">
            <text:p>640032</text:p>
          </table:table-cell>
        </table:table-row>
        <table:table-row table:style-name="ro1">
          <table:table-cell office:value-type="float" office:value="641076" calcext:value-type="float">
            <text:p>641076</text:p>
          </table:table-cell>
        </table:table-row>
        <table:table-row table:style-name="ro1">
          <table:table-cell office:value-type="float" office:value="638059" calcext:value-type="float">
            <text:p>638059</text:p>
          </table:table-cell>
        </table:table-row>
        <table:table-row table:style-name="ro1">
          <table:table-cell office:value-type="float" office:value="640844" calcext:value-type="float">
            <text:p>640844</text:p>
          </table:table-cell>
        </table:table-row>
        <table:table-row table:style-name="ro1">
          <table:table-cell office:value-type="float" office:value="641523" calcext:value-type="float">
            <text:p>641523</text:p>
          </table:table-cell>
        </table:table-row>
        <table:table-row table:style-name="ro1">
          <table:table-cell office:value-type="float" office:value="639164" calcext:value-type="float">
            <text:p>639164</text:p>
          </table:table-cell>
        </table:table-row>
        <table:table-row table:style-name="ro1">
          <table:table-cell office:value-type="float" office:value="639618" calcext:value-type="float">
            <text:p>639618</text:p>
          </table:table-cell>
        </table:table-row>
        <table:table-row table:style-name="ro1">
          <table:table-cell office:value-type="float" office:value="637907" calcext:value-type="float">
            <text:p>637907</text:p>
          </table:table-cell>
        </table:table-row>
        <table:table-row table:style-name="ro1">
          <table:table-cell office:value-type="float" office:value="638372" calcext:value-type="float">
            <text:p>638372</text:p>
          </table:table-cell>
        </table:table-row>
        <table:table-row table:style-name="ro1">
          <table:table-cell office:value-type="float" office:value="639975" calcext:value-type="float">
            <text:p>639975</text:p>
          </table:table-cell>
        </table:table-row>
        <table:table-row table:style-name="ro1">
          <table:table-cell office:value-type="float" office:value="641104" calcext:value-type="float">
            <text:p>641104</text:p>
          </table:table-cell>
        </table:table-row>
        <table:table-row table:style-name="ro1">
          <table:table-cell office:value-type="float" office:value="638020" calcext:value-type="float">
            <text:p>638020</text:p>
          </table:table-cell>
        </table:table-row>
        <table:table-row table:style-name="ro1">
          <table:table-cell office:value-type="float" office:value="640826" calcext:value-type="float">
            <text:p>640826</text:p>
          </table:table-cell>
        </table:table-row>
        <table:table-row table:style-name="ro1">
          <table:table-cell office:value-type="float" office:value="638659" calcext:value-type="float">
            <text:p>638659</text:p>
          </table:table-cell>
        </table:table-row>
        <table:table-row table:style-name="ro1">
          <table:table-cell office:value-type="float" office:value="641310" calcext:value-type="float">
            <text:p>641310</text:p>
          </table:table-cell>
        </table:table-row>
        <table:table-row table:style-name="ro1">
          <table:table-cell office:value-type="float" office:value="640723" calcext:value-type="float">
            <text:p>640723</text:p>
          </table:table-cell>
        </table:table-row>
        <table:table-row table:style-name="ro1">
          <table:table-cell office:value-type="float" office:value="640699" calcext:value-type="float">
            <text:p>640699</text:p>
          </table:table-cell>
        </table:table-row>
        <table:table-row table:style-name="ro1">
          <table:table-cell office:value-type="float" office:value="643111" calcext:value-type="float">
            <text:p>643111</text:p>
          </table:table-cell>
        </table:table-row>
        <table:table-row table:style-name="ro1">
          <table:table-cell office:value-type="float" office:value="643149" calcext:value-type="float">
            <text:p>643149</text:p>
          </table:table-cell>
        </table:table-row>
        <table:table-row table:style-name="ro1">
          <table:table-cell office:value-type="float" office:value="637847" calcext:value-type="float">
            <text:p>637847</text:p>
          </table:table-cell>
        </table:table-row>
        <table:table-row table:style-name="ro1">
          <table:table-cell office:value-type="float" office:value="638909" calcext:value-type="float">
            <text:p>638909</text:p>
          </table:table-cell>
        </table:table-row>
        <table:table-row table:style-name="ro1">
          <table:table-cell office:value-type="float" office:value="637273" calcext:value-type="float">
            <text:p>637273</text:p>
          </table:table-cell>
        </table:table-row>
        <table:table-row table:style-name="ro1">
          <table:table-cell office:value-type="float" office:value="640813" calcext:value-type="float">
            <text:p>640813</text:p>
          </table:table-cell>
        </table:table-row>
        <table:table-row table:style-name="ro1">
          <table:table-cell office:value-type="float" office:value="638386" calcext:value-type="float">
            <text:p>638386</text:p>
          </table:table-cell>
        </table:table-row>
        <table:table-row table:style-name="ro1">
          <table:table-cell office:value-type="float" office:value="640459" calcext:value-type="float">
            <text:p>640459</text:p>
          </table:table-cell>
        </table:table-row>
        <table:table-row table:style-name="ro1">
          <table:table-cell office:value-type="float" office:value="638214" calcext:value-type="float">
            <text:p>638214</text:p>
          </table:table-cell>
        </table:table-row>
        <table:table-row table:style-name="ro1">
          <table:table-cell office:value-type="float" office:value="639988" calcext:value-type="float">
            <text:p>639988</text:p>
          </table:table-cell>
        </table:table-row>
        <table:table-row table:style-name="ro1">
          <table:table-cell office:value-type="float" office:value="636918" calcext:value-type="float">
            <text:p>636918</text:p>
          </table:table-cell>
        </table:table-row>
        <table:table-row table:style-name="ro1">
          <table:table-cell office:value-type="float" office:value="639949" calcext:value-type="float">
            <text:p>639949</text:p>
          </table:table-cell>
        </table:table-row>
        <table:table-row table:style-name="ro1">
          <table:table-cell office:value-type="float" office:value="637479" calcext:value-type="float">
            <text:p>637479</text:p>
          </table:table-cell>
        </table:table-row>
        <table:table-row table:style-name="ro1">
          <table:table-cell office:value-type="float" office:value="641646" calcext:value-type="float">
            <text:p>641646</text:p>
          </table:table-cell>
        </table:table-row>
        <table:table-row table:style-name="ro1">
          <table:table-cell office:value-type="float" office:value="639291" calcext:value-type="float">
            <text:p>639291</text:p>
          </table:table-cell>
        </table:table-row>
        <table:table-row table:style-name="ro1">
          <table:table-cell office:value-type="float" office:value="639287" calcext:value-type="float">
            <text:p>639287</text:p>
          </table:table-cell>
        </table:table-row>
        <table:table-row table:style-name="ro1">
          <table:table-cell office:value-type="float" office:value="637520" calcext:value-type="float">
            <text:p>637520</text:p>
          </table:table-cell>
        </table:table-row>
        <table:table-row table:style-name="ro1">
          <table:table-cell office:value-type="float" office:value="640376" calcext:value-type="float">
            <text:p>640376</text:p>
          </table:table-cell>
        </table:table-row>
        <table:table-row table:style-name="ro1">
          <table:table-cell office:value-type="float" office:value="637278" calcext:value-type="float">
            <text:p>637278</text:p>
          </table:table-cell>
        </table:table-row>
        <table:table-row table:style-name="ro1">
          <table:table-cell office:value-type="float" office:value="641790" calcext:value-type="float">
            <text:p>641790</text:p>
          </table:table-cell>
        </table:table-row>
        <table:table-row table:style-name="ro1">
          <table:table-cell office:value-type="float" office:value="642401" calcext:value-type="float">
            <text:p>642401</text:p>
          </table:table-cell>
        </table:table-row>
        <table:table-row table:style-name="ro1">
          <table:table-cell office:value-type="float" office:value="640103" calcext:value-type="float">
            <text:p>640103</text:p>
          </table:table-cell>
        </table:table-row>
        <table:table-row table:style-name="ro1">
          <table:table-cell office:value-type="float" office:value="638964" calcext:value-type="float">
            <text:p>638964</text:p>
          </table:table-cell>
        </table:table-row>
        <table:table-row table:style-name="ro1">
          <table:table-cell office:value-type="float" office:value="638767" calcext:value-type="float">
            <text:p>638767</text:p>
          </table:table-cell>
        </table:table-row>
        <table:table-row table:style-name="ro1">
          <table:table-cell office:value-type="float" office:value="640188" calcext:value-type="float">
            <text:p>640188</text:p>
          </table:table-cell>
        </table:table-row>
        <table:table-row table:style-name="ro1">
          <table:table-cell office:value-type="float" office:value="639978" calcext:value-type="float">
            <text:p>639978</text:p>
          </table:table-cell>
        </table:table-row>
        <table:table-row table:style-name="ro1">
          <table:table-cell office:value-type="float" office:value="643417" calcext:value-type="float">
            <text:p>643417</text:p>
          </table:table-cell>
        </table:table-row>
        <table:table-row table:style-name="ro1">
          <table:table-cell office:value-type="float" office:value="638535" calcext:value-type="float">
            <text:p>638535</text:p>
          </table:table-cell>
        </table:table-row>
        <table:table-row table:style-name="ro1">
          <table:table-cell office:value-type="float" office:value="639010" calcext:value-type="float">
            <text:p>639010</text:p>
          </table:table-cell>
        </table:table-row>
        <table:table-row table:style-name="ro1">
          <table:table-cell office:value-type="float" office:value="640380" calcext:value-type="float">
            <text:p>640380</text:p>
          </table:table-cell>
        </table:table-row>
        <table:table-row table:style-name="ro1">
          <table:table-cell office:value-type="float" office:value="638073" calcext:value-type="float">
            <text:p>638073</text:p>
          </table:table-cell>
        </table:table-row>
        <table:table-row table:style-name="ro1">
          <table:table-cell office:value-type="float" office:value="639246" calcext:value-type="float">
            <text:p>639246</text:p>
          </table:table-cell>
        </table:table-row>
        <table:table-row table:style-name="ro1">
          <table:table-cell office:value-type="float" office:value="642293" calcext:value-type="float">
            <text:p>642293</text:p>
          </table:table-cell>
        </table:table-row>
        <table:table-row table:style-name="ro1">
          <table:table-cell office:value-type="float" office:value="638631" calcext:value-type="float">
            <text:p>638631</text:p>
          </table:table-cell>
        </table:table-row>
        <table:table-row table:style-name="ro1">
          <table:table-cell office:value-type="float" office:value="642061" calcext:value-type="float">
            <text:p>642061</text:p>
          </table:table-cell>
        </table:table-row>
        <table:table-row table:style-name="ro1">
          <table:table-cell office:value-type="float" office:value="640838" calcext:value-type="float">
            <text:p>640838</text:p>
          </table:table-cell>
        </table:table-row>
        <table:table-row table:style-name="ro1">
          <table:table-cell office:value-type="float" office:value="641791" calcext:value-type="float">
            <text:p>641791</text:p>
          </table:table-cell>
        </table:table-row>
        <table:table-row table:style-name="ro1">
          <table:table-cell office:value-type="float" office:value="639281" calcext:value-type="float">
            <text:p>639281</text:p>
          </table:table-cell>
        </table:table-row>
        <table:table-row table:style-name="ro1">
          <table:table-cell office:value-type="float" office:value="637847" calcext:value-type="float">
            <text:p>637847</text:p>
          </table:table-cell>
        </table:table-row>
        <table:table-row table:style-name="ro1">
          <table:table-cell office:value-type="float" office:value="641940" calcext:value-type="float">
            <text:p>641940</text:p>
          </table:table-cell>
        </table:table-row>
        <table:table-row table:style-name="ro1">
          <table:table-cell office:value-type="float" office:value="639630" calcext:value-type="float">
            <text:p>639630</text:p>
          </table:table-cell>
        </table:table-row>
        <table:table-row table:style-name="ro1">
          <table:table-cell office:value-type="float" office:value="638711" calcext:value-type="float">
            <text:p>638711</text:p>
          </table:table-cell>
        </table:table-row>
        <table:table-row table:style-name="ro1">
          <table:table-cell office:value-type="float" office:value="641557" calcext:value-type="float">
            <text:p>641557</text:p>
          </table:table-cell>
        </table:table-row>
        <table:table-row table:style-name="ro1">
          <table:table-cell office:value-type="float" office:value="640012" calcext:value-type="float">
            <text:p>640012</text:p>
          </table:table-cell>
        </table:table-row>
        <table:table-row table:style-name="ro1">
          <table:table-cell office:value-type="float" office:value="640940" calcext:value-type="float">
            <text:p>640940</text:p>
          </table:table-cell>
        </table:table-row>
        <table:table-row table:style-name="ro1">
          <table:table-cell office:value-type="float" office:value="642504" calcext:value-type="float">
            <text:p>642504</text:p>
          </table:table-cell>
        </table:table-row>
        <table:table-row table:style-name="ro1">
          <table:table-cell office:value-type="float" office:value="642715" calcext:value-type="float">
            <text:p>642715</text:p>
          </table:table-cell>
        </table:table-row>
        <table:table-row table:style-name="ro1">
          <table:table-cell office:value-type="float" office:value="637951" calcext:value-type="float">
            <text:p>637951</text:p>
          </table:table-cell>
        </table:table-row>
        <table:table-row table:style-name="ro1">
          <table:table-cell office:value-type="float" office:value="639974" calcext:value-type="float">
            <text:p>639974</text:p>
          </table:table-cell>
        </table:table-row>
        <table:table-row table:style-name="ro1">
          <table:table-cell office:value-type="float" office:value="637746" calcext:value-type="float">
            <text:p>637746</text:p>
          </table:table-cell>
        </table:table-row>
        <table:table-row table:style-name="ro1">
          <table:table-cell office:value-type="float" office:value="640455" calcext:value-type="float">
            <text:p>640455</text:p>
          </table:table-cell>
        </table:table-row>
        <table:table-row table:style-name="ro1">
          <table:table-cell office:value-type="float" office:value="638382" calcext:value-type="float">
            <text:p>638382</text:p>
          </table:table-cell>
        </table:table-row>
        <table:table-row table:style-name="ro1">
          <table:table-cell office:value-type="float" office:value="640052" calcext:value-type="float">
            <text:p>640052</text:p>
          </table:table-cell>
        </table:table-row>
        <table:table-row table:style-name="ro1">
          <table:table-cell office:value-type="float" office:value="639444" calcext:value-type="float">
            <text:p>639444</text:p>
          </table:table-cell>
        </table:table-row>
        <table:table-row table:style-name="ro1">
          <table:table-cell office:value-type="float" office:value="638847" calcext:value-type="float">
            <text:p>638847</text:p>
          </table:table-cell>
        </table:table-row>
        <table:table-row table:style-name="ro1">
          <table:table-cell office:value-type="float" office:value="638617" calcext:value-type="float">
            <text:p>638617</text:p>
          </table:table-cell>
        </table:table-row>
        <table:table-row table:style-name="ro1">
          <table:table-cell office:value-type="float" office:value="638260" calcext:value-type="float">
            <text:p>638260</text:p>
          </table:table-cell>
        </table:table-row>
        <table:table-row table:style-name="ro1">
          <table:table-cell office:value-type="float" office:value="641070" calcext:value-type="float">
            <text:p>641070</text:p>
          </table:table-cell>
        </table:table-row>
        <table:table-row table:style-name="ro1">
          <table:table-cell office:value-type="float" office:value="638542" calcext:value-type="float">
            <text:p>638542</text:p>
          </table:table-cell>
        </table:table-row>
        <table:table-row table:style-name="ro1">
          <table:table-cell office:value-type="float" office:value="638023" calcext:value-type="float">
            <text:p>638023</text:p>
          </table:table-cell>
        </table:table-row>
        <table:table-row table:style-name="ro1">
          <table:table-cell office:value-type="float" office:value="639925" calcext:value-type="float">
            <text:p>639925</text:p>
          </table:table-cell>
        </table:table-row>
        <table:table-row table:style-name="ro1">
          <table:table-cell office:value-type="float" office:value="639796" calcext:value-type="float">
            <text:p>639796</text:p>
          </table:table-cell>
        </table:table-row>
        <table:table-row table:style-name="ro1">
          <table:table-cell office:value-type="float" office:value="638357" calcext:value-type="float">
            <text:p>638357</text:p>
          </table:table-cell>
        </table:table-row>
        <table:table-row table:style-name="ro1">
          <table:table-cell office:value-type="float" office:value="639537" calcext:value-type="float">
            <text:p>639537</text:p>
          </table:table-cell>
        </table:table-row>
        <table:table-row table:style-name="ro1">
          <table:table-cell office:value-type="float" office:value="639866" calcext:value-type="float">
            <text:p>639866</text:p>
          </table:table-cell>
        </table:table-row>
        <table:table-row table:style-name="ro1">
          <table:table-cell office:value-type="float" office:value="644651" calcext:value-type="float">
            <text:p>644651</text:p>
          </table:table-cell>
        </table:table-row>
        <table:table-row table:style-name="ro1">
          <table:table-cell office:value-type="float" office:value="638481" calcext:value-type="float">
            <text:p>638481</text:p>
          </table:table-cell>
        </table:table-row>
        <table:table-row table:style-name="ro1">
          <table:table-cell office:value-type="float" office:value="638806" calcext:value-type="float">
            <text:p>638806</text:p>
          </table:table-cell>
        </table:table-row>
        <table:table-row table:style-name="ro1">
          <table:table-cell office:value-type="float" office:value="638544" calcext:value-type="float">
            <text:p>638544</text:p>
          </table:table-cell>
        </table:table-row>
        <table:table-row table:style-name="ro1">
          <table:table-cell office:value-type="float" office:value="638650" calcext:value-type="float">
            <text:p>638650</text:p>
          </table:table-cell>
        </table:table-row>
        <table:table-row table:style-name="ro1">
          <table:table-cell office:value-type="float" office:value="638530" calcext:value-type="float">
            <text:p>638530</text:p>
          </table:table-cell>
        </table:table-row>
        <table:table-row table:style-name="ro1">
          <table:table-cell office:value-type="float" office:value="642385" calcext:value-type="float">
            <text:p>642385</text:p>
          </table:table-cell>
        </table:table-row>
        <table:table-row table:style-name="ro1">
          <table:table-cell office:value-type="float" office:value="640708" calcext:value-type="float">
            <text:p>640708</text:p>
          </table:table-cell>
        </table:table-row>
        <table:table-row table:style-name="ro1">
          <table:table-cell office:value-type="float" office:value="640528" calcext:value-type="float">
            <text:p>640528</text:p>
          </table:table-cell>
        </table:table-row>
        <table:table-row table:style-name="ro1">
          <table:table-cell office:value-type="float" office:value="638290" calcext:value-type="float">
            <text:p>638290</text:p>
          </table:table-cell>
        </table:table-row>
        <table:table-row table:style-name="ro1">
          <table:table-cell office:value-type="float" office:value="637323" calcext:value-type="float">
            <text:p>637323</text:p>
          </table:table-cell>
        </table:table-row>
        <table:table-row table:style-name="ro1">
          <table:table-cell office:value-type="float" office:value="638676" calcext:value-type="float">
            <text:p>638676</text:p>
          </table:table-cell>
        </table:table-row>
        <table:table-row table:style-name="ro1">
          <table:table-cell office:value-type="float" office:value="640962" calcext:value-type="float">
            <text:p>640962</text:p>
          </table:table-cell>
        </table:table-row>
        <table:table-row table:style-name="ro1">
          <table:table-cell office:value-type="float" office:value="641368" calcext:value-type="float">
            <text:p>641368</text:p>
          </table:table-cell>
        </table:table-row>
        <table:table-row table:style-name="ro1">
          <table:table-cell office:value-type="float" office:value="640321" calcext:value-type="float">
            <text:p>640321</text:p>
          </table:table-cell>
        </table:table-row>
        <table:table-row table:style-name="ro1">
          <table:table-cell office:value-type="float" office:value="641268" calcext:value-type="float">
            <text:p>641268</text:p>
          </table:table-cell>
        </table:table-row>
        <table:table-row table:style-name="ro1">
          <table:table-cell office:value-type="float" office:value="640393" calcext:value-type="float">
            <text:p>640393</text:p>
          </table:table-cell>
        </table:table-row>
        <table:table-row table:style-name="ro1">
          <table:table-cell office:value-type="float" office:value="638059" calcext:value-type="float">
            <text:p>638059</text:p>
          </table:table-cell>
        </table:table-row>
        <table:table-row table:style-name="ro1">
          <table:table-cell office:value-type="float" office:value="640302" calcext:value-type="float">
            <text:p>640302</text:p>
          </table:table-cell>
        </table:table-row>
        <table:table-row table:style-name="ro1">
          <table:table-cell office:value-type="float" office:value="640911" calcext:value-type="float">
            <text:p>640911</text:p>
          </table:table-cell>
        </table:table-row>
        <table:table-row table:style-name="ro1">
          <table:table-cell office:value-type="float" office:value="641041" calcext:value-type="float">
            <text:p>641041</text:p>
          </table:table-cell>
        </table:table-row>
        <table:table-row table:style-name="ro1">
          <table:table-cell office:value-type="float" office:value="640909" calcext:value-type="float">
            <text:p>640909</text:p>
          </table:table-cell>
        </table:table-row>
        <table:table-row table:style-name="ro1">
          <table:table-cell office:value-type="float" office:value="642039" calcext:value-type="float">
            <text:p>642039</text:p>
          </table:table-cell>
        </table:table-row>
        <table:table-row table:style-name="ro1">
          <table:table-cell office:value-type="float" office:value="639519" calcext:value-type="float">
            <text:p>639519</text:p>
          </table:table-cell>
        </table:table-row>
        <table:table-row table:style-name="ro1">
          <table:table-cell office:value-type="float" office:value="638674" calcext:value-type="float">
            <text:p>638674</text:p>
          </table:table-cell>
        </table:table-row>
        <table:table-row table:style-name="ro1">
          <table:table-cell office:value-type="float" office:value="640816" calcext:value-type="float">
            <text:p>640816</text:p>
          </table:table-cell>
        </table:table-row>
        <table:table-row table:style-name="ro1">
          <table:table-cell office:value-type="float" office:value="642115" calcext:value-type="float">
            <text:p>642115</text:p>
          </table:table-cell>
        </table:table-row>
        <table:table-row table:style-name="ro1">
          <table:table-cell office:value-type="float" office:value="639836" calcext:value-type="float">
            <text:p>639836</text:p>
          </table:table-cell>
        </table:table-row>
        <table:table-row table:style-name="ro1">
          <table:table-cell office:value-type="float" office:value="638545" calcext:value-type="float">
            <text:p>638545</text:p>
          </table:table-cell>
        </table:table-row>
        <table:table-row table:style-name="ro1">
          <table:table-cell office:value-type="float" office:value="637887" calcext:value-type="float">
            <text:p>637887</text:p>
          </table:table-cell>
        </table:table-row>
        <table:table-row table:style-name="ro1">
          <table:table-cell office:value-type="float" office:value="638927" calcext:value-type="float">
            <text:p>638927</text:p>
          </table:table-cell>
        </table:table-row>
        <table:table-row table:style-name="ro1">
          <table:table-cell office:value-type="float" office:value="638129" calcext:value-type="float">
            <text:p>638129</text:p>
          </table:table-cell>
        </table:table-row>
        <table:table-row table:style-name="ro1">
          <table:table-cell office:value-type="float" office:value="637682" calcext:value-type="float">
            <text:p>637682</text:p>
          </table:table-cell>
        </table:table-row>
        <table:table-row table:style-name="ro1">
          <table:table-cell office:value-type="float" office:value="638075" calcext:value-type="float">
            <text:p>638075</text:p>
          </table:table-cell>
        </table:table-row>
        <table:table-row table:style-name="ro1">
          <table:table-cell office:value-type="float" office:value="641180" calcext:value-type="float">
            <text:p>641180</text:p>
          </table:table-cell>
        </table:table-row>
        <table:table-row table:style-name="ro1">
          <table:table-cell office:value-type="float" office:value="638389" calcext:value-type="float">
            <text:p>638389</text:p>
          </table:table-cell>
        </table:table-row>
        <table:table-row table:style-name="ro1">
          <table:table-cell office:value-type="float" office:value="638369" calcext:value-type="float">
            <text:p>638369</text:p>
          </table:table-cell>
        </table:table-row>
        <table:table-row table:style-name="ro1">
          <table:table-cell office:value-type="float" office:value="639038" calcext:value-type="float">
            <text:p>639038</text:p>
          </table:table-cell>
        </table:table-row>
        <table:table-row table:style-name="ro1">
          <table:table-cell office:value-type="float" office:value="637880" calcext:value-type="float">
            <text:p>637880</text:p>
          </table:table-cell>
        </table:table-row>
        <table:table-row table:style-name="ro1">
          <table:table-cell office:value-type="float" office:value="643245" calcext:value-type="float">
            <text:p>643245</text:p>
          </table:table-cell>
        </table:table-row>
        <table:table-row table:style-name="ro1">
          <table:table-cell office:value-type="float" office:value="639626" calcext:value-type="float">
            <text:p>639626</text:p>
          </table:table-cell>
        </table:table-row>
        <table:table-row table:style-name="ro1">
          <table:table-cell office:value-type="float" office:value="638453" calcext:value-type="float">
            <text:p>638453</text:p>
          </table:table-cell>
        </table:table-row>
        <table:table-row table:style-name="ro1">
          <table:table-cell office:value-type="float" office:value="641185" calcext:value-type="float">
            <text:p>641185</text:p>
          </table:table-cell>
        </table:table-row>
        <table:table-row table:style-name="ro1">
          <table:table-cell office:value-type="float" office:value="637422" calcext:value-type="float">
            <text:p>637422</text:p>
          </table:table-cell>
        </table:table-row>
        <table:table-row table:style-name="ro1">
          <table:table-cell office:value-type="float" office:value="638158" calcext:value-type="float">
            <text:p>638158</text:p>
          </table:table-cell>
        </table:table-row>
        <table:table-row table:style-name="ro1">
          <table:table-cell office:value-type="float" office:value="641431" calcext:value-type="float">
            <text:p>641431</text:p>
          </table:table-cell>
        </table:table-row>
        <table:table-row table:style-name="ro1">
          <table:table-cell office:value-type="float" office:value="642784" calcext:value-type="float">
            <text:p>642784</text:p>
          </table:table-cell>
        </table:table-row>
        <table:table-row table:style-name="ro1">
          <table:table-cell office:value-type="float" office:value="640242" calcext:value-type="float">
            <text:p>640242</text:p>
          </table:table-cell>
        </table:table-row>
        <table:table-row table:style-name="ro1">
          <table:table-cell office:value-type="float" office:value="640018" calcext:value-type="float">
            <text:p>640018</text:p>
          </table:table-cell>
        </table:table-row>
        <table:table-row table:style-name="ro1">
          <table:table-cell office:value-type="float" office:value="640344" calcext:value-type="float">
            <text:p>640344</text:p>
          </table:table-cell>
        </table:table-row>
        <table:table-row table:style-name="ro1">
          <table:table-cell office:value-type="float" office:value="641281" calcext:value-type="float">
            <text:p>641281</text:p>
          </table:table-cell>
        </table:table-row>
        <table:table-row table:style-name="ro1">
          <table:table-cell office:value-type="float" office:value="640884" calcext:value-type="float">
            <text:p>640884</text:p>
          </table:table-cell>
        </table:table-row>
        <table:table-row table:style-name="ro1">
          <table:table-cell office:value-type="float" office:value="640146" calcext:value-type="float">
            <text:p>640146</text:p>
          </table:table-cell>
        </table:table-row>
        <table:table-row table:style-name="ro1">
          <table:table-cell office:value-type="float" office:value="638649" calcext:value-type="float">
            <text:p>638649</text:p>
          </table:table-cell>
        </table:table-row>
        <table:table-row table:style-name="ro1">
          <table:table-cell office:value-type="float" office:value="638438" calcext:value-type="float">
            <text:p>638438</text:p>
          </table:table-cell>
        </table:table-row>
        <table:table-row table:style-name="ro1">
          <table:table-cell office:value-type="float" office:value="639495" calcext:value-type="float">
            <text:p>639495</text:p>
          </table:table-cell>
        </table:table-row>
        <table:table-row table:style-name="ro1">
          <table:table-cell office:value-type="float" office:value="638378" calcext:value-type="float">
            <text:p>638378</text:p>
          </table:table-cell>
        </table:table-row>
        <table:table-row table:style-name="ro1">
          <table:table-cell office:value-type="float" office:value="639369" calcext:value-type="float">
            <text:p>639369</text:p>
          </table:table-cell>
        </table:table-row>
        <table:table-row table:style-name="ro1">
          <table:table-cell office:value-type="float" office:value="637898" calcext:value-type="float">
            <text:p>637898</text:p>
          </table:table-cell>
        </table:table-row>
        <table:table-row table:style-name="ro1">
          <table:table-cell office:value-type="float" office:value="638232" calcext:value-type="float">
            <text:p>638232</text:p>
          </table:table-cell>
        </table:table-row>
        <table:table-row table:style-name="ro1">
          <table:table-cell office:value-type="float" office:value="638227" calcext:value-type="float">
            <text:p>638227</text:p>
          </table:table-cell>
        </table:table-row>
        <table:table-row table:style-name="ro1">
          <table:table-cell office:value-type="float" office:value="638297" calcext:value-type="float">
            <text:p>638297</text:p>
          </table:table-cell>
        </table:table-row>
        <table:table-row table:style-name="ro1">
          <table:table-cell office:value-type="float" office:value="638126" calcext:value-type="float">
            <text:p>638126</text:p>
          </table:table-cell>
        </table:table-row>
        <table:table-row table:style-name="ro1">
          <table:table-cell office:value-type="float" office:value="639693" calcext:value-type="float">
            <text:p>6396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2:48:09.875417060</meta:creation-date>
    <dc:date>2022-06-23T12:49:45.301881636</dc:date>
    <meta:editing-duration>PT1M39S</meta:editing-duration>
    <meta:editing-cycles>1</meta:editing-cycles>
    <meta:document-statistic meta:table-count="1" meta:cell-count="818" meta:object-count="1"/>
    <meta:generator>LibreOffice/7.0.4.2$Linux_AARCH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1:Sheet1.A818" svg:x="0.32cm" svg:y="0.18cm" svg:width="12.508cm" svg:height="8.64cm">
          <chart:coordinate-region svg:x="1.682cm" svg:y="0.301cm" svg:width="11.14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818" chart:class="chart:line">
            <chart:data-point chart:repeated="8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6066">
                <text:p>746066</text:p>
                <draw:g>
                  <svg:desc>Sheet1.A1:Sheet1.A8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5663">
                <text:p>745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4606">
                <text:p>754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3011">
                <text:p>753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6107">
                <text:p>756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1854">
                <text:p>761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2112">
                <text:p>752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9978">
                <text:p>749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9111">
                <text:p>759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8901">
                <text:p>748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8650">
                <text:p>7586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721">
                <text:p>750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7777">
                <text:p>757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4194">
                <text:p>754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3318">
                <text:p>7533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4115">
                <text:p>754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7796">
                <text:p>757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2230">
                <text:p>7522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7119">
                <text:p>757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5260">
                <text:p>7552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0918">
                <text:p>750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2878">
                <text:p>752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6780">
                <text:p>7567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3276">
                <text:p>753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4761">
                <text:p>754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7329">
                <text:p>757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1974">
                <text:p>7519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4419">
                <text:p>7544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1110">
                <text:p>7511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2171">
                <text:p>752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9825">
                <text:p>759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6982">
                <text:p>756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4186">
                <text:p>754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3544">
                <text:p>753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0398">
                <text:p>750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3274">
                <text:p>753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7982">
                <text:p>757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432">
                <text:p>750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6727">
                <text:p>756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9812">
                <text:p>7498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8032">
                <text:p>748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1528">
                <text:p>7515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0679">
                <text:p>7506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5656">
                <text:p>755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0167">
                <text:p>760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2606">
                <text:p>7526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1482">
                <text:p>751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6935">
                <text:p>7569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4005">
                <text:p>754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6950">
                <text:p>7569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5609">
                <text:p>7556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8796">
                <text:p>758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1603">
                <text:p>751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4530">
                <text:p>7545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0831">
                <text:p>750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7643">
                <text:p>7576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5917">
                <text:p>7559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3120">
                <text:p>7531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2020">
                <text:p>7520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9837">
                <text:p>7498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1866">
                <text:p>7518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1806">
                <text:p>751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0237">
                <text:p>7502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8733">
                <text:p>7587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4328">
                <text:p>7543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124">
                <text:p>749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8490">
                <text:p>7484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2569">
                <text:p>7525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1093">
                <text:p>7510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9696">
                <text:p>749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9781">
                <text:p>759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3737">
                <text:p>7537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9825">
                <text:p>749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7396">
                <text:p>757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450">
                <text:p>7504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6245">
                <text:p>756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7205">
                <text:p>747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6021">
                <text:p>756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9669">
                <text:p>7496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4779">
                <text:p>7547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9090">
                <text:p>7490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7114">
                <text:p>7571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3242">
                <text:p>753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6724">
                <text:p>756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5457">
                <text:p>7554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9683">
                <text:p>7496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2610">
                <text:p>7526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2816">
                <text:p>752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7711">
                <text:p>7477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4226">
                <text:p>754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5831">
                <text:p>7558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8767">
                <text:p>7487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3542">
                <text:p>7535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1092">
                <text:p>7510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4109">
                <text:p>7541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3953">
                <text:p>7539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6695">
                <text:p>7566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1424">
                <text:p>7514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7195">
                <text:p>7571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0321">
                <text:p>7503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6980">
                <text:p>7569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7451">
                <text:p>7474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6969">
                <text:p>7569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1129">
                <text:p>7511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2935">
                <text:p>7529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6952">
                <text:p>746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6915">
                <text:p>7569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8296">
                <text:p>7482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4167">
                <text:p>7541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5941">
                <text:p>7559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6842">
                <text:p>7568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45684">
                <text:p>7456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53148">
                <text:p>7531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5970">
                <text:p>7459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6530">
                <text:p>7565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2336">
                <text:p>7523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7842">
                <text:p>7578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2822">
                <text:p>7528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2986">
                <text:p>7529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0436">
                <text:p>7504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4006">
                <text:p>7540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0234">
                <text:p>7502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1609">
                <text:p>7516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8797">
                <text:p>7487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1361">
                <text:p>7513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9699">
                <text:p>7496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3259">
                <text:p>7532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7619">
                <text:p>7476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50068">
                <text:p>7500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60816">
                <text:p>760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5641">
                <text:p>7456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7639">
                <text:p>7476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9836">
                <text:p>7498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8843">
                <text:p>7488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56648">
                <text:p>7566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57117">
                <text:p>757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55794">
                <text:p>7557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3276">
                <text:p>7532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7615">
                <text:p>7476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53794">
                <text:p>753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3455">
                <text:p>753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1207">
                <text:p>7512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1823">
                <text:p>7518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53271">
                <text:p>7532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9121">
                <text:p>7491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52106">
                <text:p>7521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1448">
                <text:p>7514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2373">
                <text:p>7523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4532">
                <text:p>7545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9786">
                <text:p>7497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6757">
                <text:p>7467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2800">
                <text:p>7528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47130">
                <text:p>7471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1290">
                <text:p>7512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52992">
                <text:p>7529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5451">
                <text:p>7554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4935">
                <text:p>7449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1095">
                <text:p>7510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50448">
                <text:p>7504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0781">
                <text:p>7507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3260">
                <text:p>7532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9648">
                <text:p>7496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0901">
                <text:p>7509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7102">
                <text:p>7471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51427">
                <text:p>7514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8115">
                <text:p>7481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9564">
                <text:p>749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9212">
                <text:p>7492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3558">
                <text:p>7535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50517">
                <text:p>7505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47789">
                <text:p>7477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2206">
                <text:p>7522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9999">
                <text:p>749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0163">
                <text:p>7501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1730">
                <text:p>7517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0542">
                <text:p>7505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8089">
                <text:p>7480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0996">
                <text:p>7509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6677">
                <text:p>7466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49848">
                <text:p>7498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48248">
                <text:p>7482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50817">
                <text:p>7508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7288">
                <text:p>7472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3527">
                <text:p>7535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7092">
                <text:p>7470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8920">
                <text:p>7489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6994">
                <text:p>7469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2329">
                <text:p>7523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8219">
                <text:p>7482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2136">
                <text:p>7421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8520">
                <text:p>7485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7159">
                <text:p>747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6449">
                <text:p>7464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1707">
                <text:p>7517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2951">
                <text:p>7529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4150">
                <text:p>7441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47251">
                <text:p>7472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0944">
                <text:p>7509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6799">
                <text:p>7467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50124">
                <text:p>7501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5258">
                <text:p>7452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48673">
                <text:p>7486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51372">
                <text:p>7513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46672">
                <text:p>7466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43785">
                <text:p>7437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49371">
                <text:p>7493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8663">
                <text:p>7486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47915">
                <text:p>7479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48493">
                <text:p>7484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45919">
                <text:p>7459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8447">
                <text:p>7484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6405">
                <text:p>7464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45981">
                <text:p>7459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52962">
                <text:p>7529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45112">
                <text:p>7451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4690">
                <text:p>7446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47114">
                <text:p>7471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3956">
                <text:p>7439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5106">
                <text:p>7451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4577">
                <text:p>7445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52364">
                <text:p>7523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4727">
                <text:p>7447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51406">
                <text:p>7514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42896">
                <text:p>7428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50017">
                <text:p>7500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45100">
                <text:p>745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50445">
                <text:p>7504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44242">
                <text:p>7442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47905">
                <text:p>7479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3057">
                <text:p>7430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9734">
                <text:p>7497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3733">
                <text:p>7437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9193">
                <text:p>7491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5555">
                <text:p>7455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7398">
                <text:p>7473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42178">
                <text:p>7421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5932">
                <text:p>7459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2610">
                <text:p>7426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8385">
                <text:p>7483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8126">
                <text:p>7481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4912">
                <text:p>7449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1598">
                <text:p>7415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6896">
                <text:p>7468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8885">
                <text:p>7388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4660">
                <text:p>7446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3407">
                <text:p>7434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6726">
                <text:p>7467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4904">
                <text:p>7449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2943">
                <text:p>7429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3764">
                <text:p>7437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5393">
                <text:p>7453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0005">
                <text:p>740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5375">
                <text:p>745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8206">
                <text:p>7482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0863">
                <text:p>740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2202">
                <text:p>7422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2343">
                <text:p>7423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1060">
                <text:p>7410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2449">
                <text:p>7424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51293">
                <text:p>7512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9517">
                <text:p>7395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6012">
                <text:p>7460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8309">
                <text:p>7383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0782">
                <text:p>7407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5491">
                <text:p>7454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3542">
                <text:p>7435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38963">
                <text:p>7389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4626">
                <text:p>7446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8655">
                <text:p>7386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4786">
                <text:p>7447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43992">
                <text:p>7439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44709">
                <text:p>7447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45743">
                <text:p>7457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42771">
                <text:p>7427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42501">
                <text:p>7425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46602">
                <text:p>7466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42026">
                <text:p>7420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43517">
                <text:p>7435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43951">
                <text:p>7439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44040">
                <text:p>7440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0419">
                <text:p>7404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3111">
                <text:p>743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1690">
                <text:p>74169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4159">
                <text:p>7441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9291">
                <text:p>7392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47021">
                <text:p>7470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9740">
                <text:p>7397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0757">
                <text:p>7407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36306">
                <text:p>7363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1990">
                <text:p>7419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42260">
                <text:p>7422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0569">
                <text:p>7405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4263">
                <text:p>7442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9008">
                <text:p>7390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1330">
                <text:p>7413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1311">
                <text:p>7413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37311">
                <text:p>7373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0498">
                <text:p>7404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6646">
                <text:p>7466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6271">
                <text:p>7362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2145">
                <text:p>7421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38841">
                <text:p>7388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39856">
                <text:p>7398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3369">
                <text:p>7433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40669">
                <text:p>7406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1615">
                <text:p>7416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0591">
                <text:p>7405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0988">
                <text:p>7409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40029">
                <text:p>7400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41876">
                <text:p>7418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38662">
                <text:p>7386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40663">
                <text:p>7406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41273">
                <text:p>7412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7533">
                <text:p>7375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39024">
                <text:p>7390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40091">
                <text:p>7400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38358">
                <text:p>7383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48278">
                <text:p>7482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36725">
                <text:p>7367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32691">
                <text:p>7326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36267">
                <text:p>7362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34344">
                <text:p>7343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37882">
                <text:p>7378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36661">
                <text:p>7366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44496">
                <text:p>7444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32843">
                <text:p>7328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36835">
                <text:p>7368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38847">
                <text:p>7388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36705">
                <text:p>7367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37640">
                <text:p>7376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35084">
                <text:p>7350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36405">
                <text:p>7364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38159">
                <text:p>7381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37674">
                <text:p>7376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34642">
                <text:p>7346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34793">
                <text:p>7347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37960">
                <text:p>73796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6823">
                <text:p>7368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34739">
                <text:p>7347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31935">
                <text:p>7319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5089">
                <text:p>7350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33949">
                <text:p>7339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34007">
                <text:p>7340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34333">
                <text:p>734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32103">
                <text:p>7321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31083">
                <text:p>7310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31097">
                <text:p>7310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30054">
                <text:p>7300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32240">
                <text:p>7322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30641">
                <text:p>7306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3772">
                <text:p>7337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0776">
                <text:p>7307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5146">
                <text:p>7351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28994">
                <text:p>7289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29464">
                <text:p>7294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28147">
                <text:p>7281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32143">
                <text:p>7321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26906">
                <text:p>7269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7430">
                <text:p>72743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6194">
                <text:p>7261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30151">
                <text:p>7301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6137">
                <text:p>7261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31921">
                <text:p>7319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30266">
                <text:p>7302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5138">
                <text:p>7251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24356">
                <text:p>7243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25771">
                <text:p>7257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23782">
                <text:p>7237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26412">
                <text:p>7264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21227">
                <text:p>7212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25158">
                <text:p>7251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27634">
                <text:p>7276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23246">
                <text:p>7232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21022">
                <text:p>7210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25161">
                <text:p>7251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21074">
                <text:p>7210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24525">
                <text:p>7245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25430">
                <text:p>72543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21231">
                <text:p>7212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24256">
                <text:p>7242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23117">
                <text:p>7231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22444">
                <text:p>7224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25230">
                <text:p>72523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19378">
                <text:p>7193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9745">
                <text:p>7197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1866">
                <text:p>7218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0412">
                <text:p>7204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20301">
                <text:p>7203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19644">
                <text:p>7196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23445">
                <text:p>7234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18118">
                <text:p>7181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24649">
                <text:p>7246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6703">
                <text:p>7167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22041">
                <text:p>7220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15319">
                <text:p>7153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21233">
                <text:p>7212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15900">
                <text:p>7159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19236">
                <text:p>7192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15065">
                <text:p>7150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20718">
                <text:p>7207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14308">
                <text:p>7143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20659">
                <text:p>72065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2891">
                <text:p>7228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17760">
                <text:p>7177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12033">
                <text:p>7120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17684">
                <text:p>7176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13136">
                <text:p>7131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19650">
                <text:p>7196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20358">
                <text:p>7203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15296">
                <text:p>7152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16139">
                <text:p>7161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16888">
                <text:p>7168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3377">
                <text:p>7133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16462">
                <text:p>7164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12936">
                <text:p>7129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6231">
                <text:p>7162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14150">
                <text:p>71415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11845">
                <text:p>7118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12292">
                <text:p>7122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16099">
                <text:p>7160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9268">
                <text:p>7092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14225">
                <text:p>7142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15473">
                <text:p>7154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08878">
                <text:p>7088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10149">
                <text:p>7101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09937">
                <text:p>7099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10531">
                <text:p>7105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2907">
                <text:p>7129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16941">
                <text:p>7169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07060">
                <text:p>7070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11246">
                <text:p>7112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05968">
                <text:p>7059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06344">
                <text:p>7063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06456">
                <text:p>7064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08998">
                <text:p>7089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04491">
                <text:p>7044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09703">
                <text:p>7097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04084">
                <text:p>7040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09774">
                <text:p>7097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03799">
                <text:p>7037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10161">
                <text:p>7101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10123">
                <text:p>7101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08186">
                <text:p>7081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01946">
                <text:p>7019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09714">
                <text:p>7097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03113">
                <text:p>7031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07144">
                <text:p>7071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07456">
                <text:p>7074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07133">
                <text:p>7071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3465">
                <text:p>7034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06303">
                <text:p>7063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02615">
                <text:p>7026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04909">
                <text:p>7049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99926">
                <text:p>6999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05508">
                <text:p>7055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01154">
                <text:p>7011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2943">
                <text:p>7029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99744">
                <text:p>6997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03311">
                <text:p>7033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1901">
                <text:p>7019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02932">
                <text:p>7029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99659">
                <text:p>6996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99897">
                <text:p>6998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97095">
                <text:p>6970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0630">
                <text:p>70063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97159">
                <text:p>6971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0380">
                <text:p>7003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04499">
                <text:p>7044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97191">
                <text:p>6971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00845">
                <text:p>7008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01414">
                <text:p>7014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94911">
                <text:p>6949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95810">
                <text:p>6958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00797">
                <text:p>7007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99666">
                <text:p>6996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98470">
                <text:p>69847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93424">
                <text:p>6934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95575">
                <text:p>6955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96976">
                <text:p>6969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93267">
                <text:p>6932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95812">
                <text:p>6958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95892">
                <text:p>6958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91555">
                <text:p>6915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92386">
                <text:p>6923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89913">
                <text:p>6899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92540">
                <text:p>69254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3695">
                <text:p>6936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91849">
                <text:p>6918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89196">
                <text:p>6891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1819">
                <text:p>6918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88671">
                <text:p>6886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91509">
                <text:p>6915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88856">
                <text:p>6888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2560">
                <text:p>69256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82978">
                <text:p>6829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86540">
                <text:p>68654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86488">
                <text:p>6864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85885">
                <text:p>6858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87197">
                <text:p>6871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84965">
                <text:p>6849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86384">
                <text:p>68638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82827">
                <text:p>6828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82266">
                <text:p>6822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83169">
                <text:p>6831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84051">
                <text:p>6840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83212">
                <text:p>6832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85293">
                <text:p>68529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84227">
                <text:p>6842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81443">
                <text:p>6814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84487">
                <text:p>68448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81935">
                <text:p>6819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82710">
                <text:p>6827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80911">
                <text:p>6809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81049">
                <text:p>6810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8802">
                <text:p>6788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80184">
                <text:p>6801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76296">
                <text:p>6762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9263">
                <text:p>6792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7333">
                <text:p>6773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77628">
                <text:p>6776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76070">
                <text:p>67607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77474">
                <text:p>6774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76235">
                <text:p>6762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76626">
                <text:p>6766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73921">
                <text:p>6739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75667">
                <text:p>675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77015">
                <text:p>6770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70192">
                <text:p>6701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73195">
                <text:p>6731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72922">
                <text:p>6729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74025">
                <text:p>6740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71882">
                <text:p>6718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73155">
                <text:p>6731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67913">
                <text:p>6679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71000">
                <text:p>671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72364">
                <text:p>67236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70029">
                <text:p>6700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73096">
                <text:p>6730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68897">
                <text:p>6688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66731">
                <text:p>6667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67401">
                <text:p>6674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67609">
                <text:p>6676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66095">
                <text:p>6660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69604">
                <text:p>6696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66344">
                <text:p>6663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7465">
                <text:p>6674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64453">
                <text:p>66445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64735">
                <text:p>6647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66879">
                <text:p>6668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64783">
                <text:p>6647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66578">
                <text:p>66657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66212">
                <text:p>6662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62543">
                <text:p>6625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2395">
                <text:p>6623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3418">
                <text:p>6634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2037">
                <text:p>6620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2915">
                <text:p>6629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1513">
                <text:p>6615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4408">
                <text:p>6644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1240">
                <text:p>66124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6134">
                <text:p>6661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59438">
                <text:p>6594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59539">
                <text:p>6595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60523">
                <text:p>6605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58544">
                <text:p>6585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58890">
                <text:p>65889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60371">
                <text:p>6603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58329">
                <text:p>6583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61436">
                <text:p>6614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57470">
                <text:p>65747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60461">
                <text:p>6604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61898">
                <text:p>6618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8574">
                <text:p>65857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55244">
                <text:p>6552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8074">
                <text:p>6580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6349">
                <text:p>65634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9709">
                <text:p>65970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61264">
                <text:p>6612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6287">
                <text:p>6562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53069">
                <text:p>6530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55975">
                <text:p>6559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3917">
                <text:p>6539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57087">
                <text:p>6570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3417">
                <text:p>6534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5434">
                <text:p>6554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5496">
                <text:p>6554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54047">
                <text:p>65404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50518">
                <text:p>6505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54486">
                <text:p>6544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4153">
                <text:p>6541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3824">
                <text:p>6538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52712">
                <text:p>6527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3198">
                <text:p>6531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51651">
                <text:p>6516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51554">
                <text:p>6515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53370">
                <text:p>65337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51239">
                <text:p>6512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52206">
                <text:p>6522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49442">
                <text:p>6494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52088">
                <text:p>6520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48683">
                <text:p>6486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48854">
                <text:p>64885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48645">
                <text:p>6486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49340">
                <text:p>6493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47900">
                <text:p>6479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49617">
                <text:p>6496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45693">
                <text:p>6456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48586">
                <text:p>6485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45880">
                <text:p>6458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48742">
                <text:p>6487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44831">
                <text:p>6448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47205">
                <text:p>6472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43492">
                <text:p>64349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47304">
                <text:p>6473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43129">
                <text:p>6431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45666">
                <text:p>6456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46290">
                <text:p>64629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48273">
                <text:p>6482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45283">
                <text:p>6452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42955">
                <text:p>6429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43779">
                <text:p>6437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44697">
                <text:p>64469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44186">
                <text:p>6441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44312">
                <text:p>6443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41018">
                <text:p>6410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43441">
                <text:p>6434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40559">
                <text:p>64055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40768">
                <text:p>6407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40087">
                <text:p>6400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40895">
                <text:p>6408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41177">
                <text:p>6411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40042">
                <text:p>6400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9772">
                <text:p>63977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9308">
                <text:p>6393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41197">
                <text:p>6411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8788">
                <text:p>6387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8685">
                <text:p>6386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255">
                <text:p>6382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2201">
                <text:p>6422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246">
                <text:p>6392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7795">
                <text:p>6377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39004">
                <text:p>6390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37749">
                <text:p>63774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0714">
                <text:p>6407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39971">
                <text:p>6399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39364">
                <text:p>6393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39944">
                <text:p>63994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0212">
                <text:p>6402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1221">
                <text:p>6412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0254">
                <text:p>6402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43027">
                <text:p>6430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38569">
                <text:p>6385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40551">
                <text:p>6405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38290">
                <text:p>63829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39310">
                <text:p>63931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40080">
                <text:p>64008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7991">
                <text:p>6379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38072">
                <text:p>6380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38496">
                <text:p>6384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38580">
                <text:p>6385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40143">
                <text:p>6401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41623">
                <text:p>6416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39573">
                <text:p>6395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41629">
                <text:p>6416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39048">
                <text:p>63904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42768">
                <text:p>6427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38535">
                <text:p>6385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41708">
                <text:p>6417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37916">
                <text:p>6379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41959">
                <text:p>64195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40714">
                <text:p>64071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40371">
                <text:p>6403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40032">
                <text:p>6400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41076">
                <text:p>6410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38059">
                <text:p>6380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40844">
                <text:p>6408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41523">
                <text:p>6415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39164">
                <text:p>6391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39618">
                <text:p>6396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37907">
                <text:p>63790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38372">
                <text:p>6383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39975">
                <text:p>6399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41104">
                <text:p>64110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38020">
                <text:p>63802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40826">
                <text:p>6408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38659">
                <text:p>63865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41310">
                <text:p>64131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40723">
                <text:p>6407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40699">
                <text:p>6406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43111">
                <text:p>6431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43149">
                <text:p>6431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37847">
                <text:p>6378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38909">
                <text:p>63890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7273">
                <text:p>63727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40813">
                <text:p>6408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38386">
                <text:p>6383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40459">
                <text:p>6404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38214">
                <text:p>6382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39988">
                <text:p>6399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36918">
                <text:p>63691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39949">
                <text:p>6399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37479">
                <text:p>63747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1646">
                <text:p>6416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39291">
                <text:p>6392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39287">
                <text:p>6392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37520">
                <text:p>63752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40376">
                <text:p>64037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37278">
                <text:p>6372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41790">
                <text:p>64179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42401">
                <text:p>6424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40103">
                <text:p>64010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38964">
                <text:p>6389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38767">
                <text:p>6387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40188">
                <text:p>64018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39978">
                <text:p>6399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43417">
                <text:p>64341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38535">
                <text:p>6385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9010">
                <text:p>63901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40380">
                <text:p>64038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38073">
                <text:p>6380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39246">
                <text:p>63924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42293">
                <text:p>64229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38631">
                <text:p>6386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42061">
                <text:p>6420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40838">
                <text:p>6408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41791">
                <text:p>6417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39281">
                <text:p>6392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37847">
                <text:p>6378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41940">
                <text:p>64194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39630">
                <text:p>63963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38711">
                <text:p>6387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41557">
                <text:p>6415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40012">
                <text:p>6400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40940">
                <text:p>64094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42504">
                <text:p>6425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42715">
                <text:p>6427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37951">
                <text:p>6379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39974">
                <text:p>6399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37746">
                <text:p>6377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40455">
                <text:p>6404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38382">
                <text:p>6383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40052">
                <text:p>64005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39444">
                <text:p>6394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38847">
                <text:p>63884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38617">
                <text:p>6386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38260">
                <text:p>63826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41070">
                <text:p>64107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38542">
                <text:p>63854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38023">
                <text:p>6380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39925">
                <text:p>6399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39796">
                <text:p>63979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38357">
                <text:p>6383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39537">
                <text:p>6395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39866">
                <text:p>6398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44651">
                <text:p>64465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38481">
                <text:p>63848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38806">
                <text:p>63880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38544">
                <text:p>6385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38650">
                <text:p>63865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38530">
                <text:p>63853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42385">
                <text:p>64238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40708">
                <text:p>64070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40528">
                <text:p>6405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38290">
                <text:p>63829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37323">
                <text:p>6373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38676">
                <text:p>63867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40962">
                <text:p>6409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41368">
                <text:p>6413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40321">
                <text:p>6403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41268">
                <text:p>6412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40393">
                <text:p>6403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38059">
                <text:p>63805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40302">
                <text:p>6403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40911">
                <text:p>6409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41041">
                <text:p>6410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40909">
                <text:p>64090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42039">
                <text:p>64203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39519">
                <text:p>6395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38674">
                <text:p>6386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40816">
                <text:p>6408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42115">
                <text:p>6421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39836">
                <text:p>6398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38545">
                <text:p>6385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37887">
                <text:p>6378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38927">
                <text:p>63892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38129">
                <text:p>6381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37682">
                <text:p>63768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38075">
                <text:p>6380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41180">
                <text:p>64118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38389">
                <text:p>6383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38369">
                <text:p>6383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39038">
                <text:p>63903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37880">
                <text:p>63788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43245">
                <text:p>64324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39626">
                <text:p>6396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38453">
                <text:p>63845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41185">
                <text:p>64118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37422">
                <text:p>63742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38158">
                <text:p>63815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41431">
                <text:p>6414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42784">
                <text:p>6427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40242">
                <text:p>6402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40018">
                <text:p>6400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40344">
                <text:p>64034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41281">
                <text:p>6412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40884">
                <text:p>64088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40146">
                <text:p>6401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38649">
                <text:p>6386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38438">
                <text:p>6384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39495">
                <text:p>6394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38378">
                <text:p>6383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39369">
                <text:p>63936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37898">
                <text:p>63789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38232">
                <text:p>63823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38227">
                <text:p>6382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38297">
                <text:p>63829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38126">
                <text:p>6381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39693">
                <text:p>639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ARCH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